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style:line-height-at-least="0.529cm" fo:text-indent="0cm" style:auto-text-indent="false"/>
      <style:text-properties fo:font-variant="normal" fo:text-transform="none" fo:color="#333333" style:font-name="Helvetica Neue" fo:font-size="9.75pt" fo:letter-spacing="normal" fo:font-style="normal" fo:font-weight="normal"/>
    </style:style>
    <style:style style:name="P2" style:family="paragraph" style:parent-style-name="Heading_20_6">
      <style:paragraph-properties fo:margin-left="0cm" fo:margin-right="0cm" fo:margin-top="0.265cm" fo:margin-bottom="0.265cm" style:line-height-at-least="0.529cm" fo:text-indent="0cm" style:auto-text-indent="false"/>
      <style:text-properties fo:font-variant="normal" fo:text-transform="none" fo:color="#333333" style:font-name="Helvetica Neue" fo:font-size="8.25pt" fo:letter-spacing="normal" fo:font-style="normal" fo:font-weight="bold"/>
    </style:style>
    <style:style style:name="P3" style:family="paragraph" style:parent-style-name="Heading_20_5">
      <style:text-properties fo:font-variant="normal" fo:text-transform="none" fo:color="#333333" style:font-name="Helvetica Neue" fo:font-size="10.5pt" fo:letter-spacing="normal" fo:font-style="normal" fo:font-weight="bold"/>
    </style:style>
    <style:style style:name="P4" style:family="paragraph" style:parent-style-name="Heading_20_5">
      <style:paragraph-properties fo:margin-left="0cm" fo:margin-right="0cm" fo:margin-top="0.265cm" fo:margin-bottom="0.265cm" style:line-height-at-least="0.529cm" fo:text-indent="0cm" style:auto-text-indent="false"/>
      <style:text-properties fo:font-variant="normal" fo:text-transform="none" fo:color="#333333" style:font-name="Helvetica Neue" fo:font-size="10.5pt" fo:letter-spacing="normal" fo:font-style="normal" fo:font-weight="bold"/>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Matchrapporter 2013/2014</text:p>
      <text:h text:style-name="P3" text:outline-level="5">Omgång 18/Andra kvalomgången</text:h>
      <text:h text:style-name="P2" text:outline-level="6">Damlaget</text:h>
      <text:p text:style-name="P1"><text:span text:style-name="T1">(Hammarby hemmalag)</text:span> Damerna spelade sin helt avgörande match i kvalet till Elitserien under söndagen. Matchen spelades på Bowl-o-Rama i Årsta mot BK Eva Stockholm. Underlaget var profilen Vargen, som har bevisats vara knepig i "Mälarhallen" och Hammarby hade problem i första serien. Eva öppnade mer stabilt och tog kommandot över matchen med en inledande 1-4:a. Men vi kom sedan in i matchen, i den andra serien började vi spela mer stabilt, vilket gav en ganska klar 4-1:a tillbaka. Så efter två serier var matchen kvitterad till 5-5. Men i tredje serien lade BK Eva in en högre växel, med en 1577-serie kunde de ta hem två bord och totalen ganska klart. Hammarby kunde dock stå emot på de andra två borden vilket gav en 2-3:a till Eva. Så 7-8 inför sista. Evorna fortsatte spela riktigt stabilt och vi var tyvärr för ojämna överlag för att kunna svara. Med ytterligare en 2-3:a kunde BK Eva säkra segern i första matchen till 9-11. Hammarby hade dock matchens högsta slagning genom Susanne Olsson med 875 poäng. <text:line-break/><text:span text:style-name="T1">(Hammarby bortalag)</text:span> Efter en kort paus var den andra matchen igång och det var Eva som hade utnyttjat vilan bäst. Man fortsatte att spela stabilt, med 1527 kunde man ta hem en 4-1:a efter +31, -81, +133, +13. Hammarby hade fortsatta problem med att komma upp till sin vanliga nivå vilket Eva-spelarna hela tiden utnyttjade. Den andra serien såg ungefär likadan ut som den första, där Eva hade kontroll över tre av borden och totalen. Serien blev till slut en ny 4-1:a och ställningen var nu 8-2. Nu krävdes en enorm vändning om man skulle tvinga fram en skiljeserie. Men Eva fortsatte att kontrollera matchen, med en avslutande 3-2:a så stängde man matchen vid ställningen 11-4. Detta innebar att det alltså blev BK Eva som tar steget upp i Elitserien, vilket vi såklart gratulerar de till. Men det känns ganska vemodigt med tanke på den fina säsong som Hammarby ändå har haft, där man gick igenom serien med endast en förlust på 22 matcher. Tyvärr räckte vi inte till denna gång, så det blir till att sikta på revansch nästa säsong.</text:p>
      <text:h text:style-name="P2" text:outline-level="6">A-Herrarna</text:h>
      <text:p text:style-name="P1"><text:span text:style-name="T1">(Hammarby bortalag)</text:span> Herrlaget begav sig söder ut, nämligen till Mariestad för deras andra match i kvalet till Elitserien. Motståndet denna gång var BK Joker från Göteborg, som kvalar för att hålla sig kvar i Elitserien till nästa säsong. Oljeprofilen som låg var som tidigare Vargen, här i Mariestad bjöd Vargen på ganska mycket sväng, iallafall om man jämför med förra veckans match i Eurobowl. Joker är ett välrutinerat lag som är det enda lag i Sverige som aldrig har varit ur högsta serien, så det var minst sagt en hård utmaning som väntade. Det märktes direkt vilket rutinerat lag Joker har, de ställde sig på rätt ställe på en gång och tog kommandot över matchen under den inledande serien. De spelade stabilt och tog hem en 4-1:a, där vi dock förlorade ett bord med 6 poäng. I andra serien ökade Joker tempot en aning till 1729, men Bajen stretade emot bra och kunde ändå sno åt sig två bord till en 3-2:a(-7, +23, +71, -6). Ställningen var nu 7-3. Men i tredje serien kom vi tillbaka riktigt bra, med hjälp av en serie på 1705 kunde vi svara med en 2-3:a. Tyvärr för oss tog Joker hem ett bord med 6 poäng efter en dubbel i sistarutan. Det blev lite kaosartat under tredje serien då resultaten på tv-skärmarna slutade att fungera, så det blev att försöka följa varje bord med hjälp av protokoll. Inför sista serien var alltså ställningen 9-6 till Joker, men Bajen hade fått upp ångan och körde vidare. Med 1714 så såg det länge ut att bli en 1-4:a till oss, men Joker kom närmare på ett bord. Till slut avgjordes det bordet i sista slaget, där Albin iskallt satte strike i tolfte slaget för att vinna med 1 poäng. Serien blev därmed 1-4 och matchen slutade med en grym vändning till 10-10 efter en stark kämpainsats. Högst i Bajen slog här Per Jansson med 888 poäng. <text:line-break/><text:span text:style-name="T1">(Hammarby hemmalag)</text:span> Den andra matchen började ganska likt den första, Joker stod rätt från början och spelade mycket stabilt. Göteborgslaget gav oss aldrig något utrymme till misstag, deras spärrmissar gick att <text:soft-page-break/>räkna på handen sett över två matcher, vilket gjorde att vi behövde vara noggranna på att inte bjuda på någonting. Banorna hade nu börjat torka upp ganska ordentligt, så många sökte sig längre och längre in i banan, men det gällde att hålla sig tight. Första serien kontrollerade alltså Joker, men Bajen bet ändå ifrån på två bord och kunde vinna dessa med 6 respektive 8 poäng. 2-3 alltså. I den andra serien höjde vi oss en del, medan Joker behöll sitt stabila spel vilket gav en mycket hård kamp om poängen. Här var dock Jokerspelarna något bättre mot slutet och kunde plocka hem tre av borden. Detta gav alltså en 1-4:a efter +7, -30, -21, -7. Ställningen var återigen 3-7 till Joker efter två och nu kändes det som att luften gick ur oss lite grann. Men vi kämpade vidare och tredje serien blev också jämn, där totalen främst var i fokus. Tack vare Jokers lite mer stabila spel överlag så kunde de till slut ta totalen med 24 poäng, medan borden slutade 2-2. Så 2-3 i serien och 5-10 inför sista. 5-0 var det som gällde och vi gav allt vi hade, långt in i serien såg det ganska bra ut. Vi hade kontroll på två av borden och de två andra var jämna. Men mot slutet av serien så orkade vi inte riktigt stå emot, så Joker fick med sig två bord och totalen till en slutlig 2-3:a. Så matchen slutade till slut 7-13 till Joker efter riktigt hård kamp. I den här matchen hade Hammarby den högsta slagningen med Allan Sennevall på hela 971 poäng. Även Per Jansson över 900 med 901 poäng. Mycket besvikna Hammarbyspelare får konstatera att ligaspelet är över för den här säsongen. Man får ändå säga att vi faller med flaggan i topp och att vi i och med denna insats inte är allt för långt ifrån ett avancemang till högsta serien.</text:p>
      <text:h text:style-name="P2" text:outline-level="6">Farmarlaget</text:h>
      <text:p text:style-name="P1"><text:span text:style-name="T1">(Hammarby bortalag)</text:span> Farmen spelade sin avgörande match i kvalet för att gå upp till division 1 på söndagen i Nynäshamn. Motståndet var denna helg BK Brios farmarlag från Nyköping som är ett riktigt bra division två-lag. Profilen som låg var den mycket svårspelade Lodjuret, som inte bjuder till mycket misstag. Så siffrorna blev ganska låga och matchen blev oerhört jämn. I första serien var det riktigt ojämnt spel, men där Hammarby ändå kunde ta hem två bord ganska klart, vilket även gav totalen till en 2-3:a. Ingemar Brännmo svarade här för en 267-serie. I den andra serien var det främst kamp om fjärde bordet och totalen, övriga bord blev 1-2. Till slut lyckades vi vinna det sista bordet med tre pinnar, men totalen gick till Brio med 1 poäng. Så ännu en 2-3:a och 4-6 till Bajen efter två. I tredje serien tappade vi spelet en del, vilket Brio kunde utnyttja till en ganska klar 4-1:a. Så matchen var därmed vänd till 8-7. I sista serien kom Bajen tillbaka starkt, med en serie strax över 1500 kunde vi till slut plocka hem totalen med nio ynka poäng. Detta gav en slutlig 2-3:a efter att borden slutat 2-2, vilket gav oavgjort i matchen, 10-10. På de tuffa banorna var det Ingemar Brännmo som slog högst i Bajen med 789 poäng. <text:line-break/><text:span text:style-name="T1">(Hammarby hemmalag)</text:span> Andra matchen drog igång efter en liten paus och det var upplagt för en riktig rysare. Men det var Brio som kom ut starkast efter pausvilan, med dagens högsta slagning på 1558 tog de kommandot över första serien med en 1-4:a(-59, -45, -7, +84). I den andra serien slog dock Brio av på takten en hel del, men de lyckades ändå få med sig två bord. Bajen tog de andra borden klart samt totalen till en 3-2:a. Så ledning för Brio med 4-6 efter halva matchen. Spelet började nu bli riktigt gnetigt vilket gav en hård kamp om poängen i tredje serien. Här var det dock Hammarby som var det starkare laget och hade kontroll på tre av borden och totalen. Det sista bordet gick till Brio med 16, så det blev en 4-1:a till Bajen och ledning med 8-7 inför sista. Avslutande serien blev en riktigt spännande historia, där det till slut var totalen som fick fälla avgörandet. Hårda kamper på alla bord, som till slut blev 2-2(+27, -39, +40, -18). Efter allt räknande var gjort så kunde man till slut konstatera att totalen slutade på +10, vilket gav 3-2 till Bajen. Matchen var därmed vunnen med 11-9 och farmarlaget är klart för spel i Division 1 nästa säsong. En grym kämpainsats av farmen, som i den här matchen toppades av Dennis Falk på 839 poäng. Säsongen är därmed över för våra tre lag i nationella serien, C-laget har en match kvar i Stockholmsligan på onsdag. Resultatet blev alltså att damerna och herrarna stannar kvar i Allsvenskan, medan farmen avancerar till spel i division 1.</text:p>
      <text:p text:style-name="Horizontal_20_Line"/>
      <text:h text:style-name="P4" text:outline-level="5"><text:soft-page-break/>Omgång 17/Första kvalomgången</text:h>
      <text:h text:style-name="P2" text:outline-level="6">A-Herrarna</text:h>
      <text:p text:style-name="P1"><text:span text:style-name="T1">(Hammarby hemmalag)</text:span> Då var det dags för kval, och för herrlaget innebar detta en resa till Norrköping och Eurobowl, där man ställdes mot IFK Borås i första omgången. Borås som kom tvåa i sin grupp i Sydallsvenskan. En kvalomgång spelas alltså över två matcher, och i kvalet till Elitserien så spelas det på Vargen. I Eurobowl bjöd den inte på några större överraskningar, utan det var små marginaler som gällde. Miss inåt så blev det ofta svåra uppställningar kvar och utåt blev det ofta hål. Hammarby började som hemmalag. I första serien var det Bajen som tog kommandot direkt med en 4-1:a. Stabilt spel på alla bord, som gav 1656 i serien. Men Borås kom igång i andra, med en serie på 1694 så reducerade man med en 2-3:a till 6-4. I tredje serien blev det sen jämnare, där två bord och totalen avgjordes först mot slutet av serien. Lyckligtvis för vår del så tog vi hem de två borden, medan totalen gick till Borås. Så serien slutade 3-2 efter +5, -57, +29, +7. Ställningen var då 9-6 inför sista. Där fick vi till en bra spurt med 1748 efter en strikefylld serie från vår sida. Detta gav tre bord ganska klart plus totalen, vilket gav en 4-1:a. Slutresultatet blev alltså 13-7 till Bajen efter ett stabilt spel överlag. Högst slog Allan Sennevall med 891 poäng. <text:line-break/><text:span text:style-name="T1">(Hammarby bortalag)</text:span> Efter en kvarts paus ungefär var det dags för match nummer två. För vår del gällde seger eller oavgjort för vidare avancemang i kvalspelet. Nu hade banorna blivit ganska uppspelade, så många började söka sig mer in mot mitten. I första serien var det Bajen som hade hittat in bäst efter pausen. Men en serie på 1666 kunde vi ta hem en inledande 1-4:a(nu var vi bortalag), där Peter Sainio bidrog med en 259-serie. I andra serien skönk resultaten något för bägge lagen, det började torka upp ganska mycket nu, vilket gav en del hål. Det var ändå vi som hade kontroll över serien och kunde till slut plocka hem ytterligare en 1-4:a, där ett bord vanns med 3 pinnar. Ställningen var nu 2-8. I tredje serien kunde vi alltså avgöra matchen, men Borås stretade emot länge in på serien. Det var jämnt på tre av borden, medan Borås hade ett bord klart. Bord 1 avgjordes i sistarutan där Per Jansson strikade alla tre i sista för att vinna med 6 poäng. Bord 2 förlorades med 20 till slut, men bord 4 knep vi också i slutrutan med 29 poäng. Så serien blev 3-2 till Borås, men två poäng räckte alltså för att säkra oavgjort. Så med 5-10 var matchen klar, och Hammarby var vidare till nästa kvalomgång. Högst i den här matchen slog Peter Sainio med 680 på tre serier. Detta innebär spel även nästa helg, då mot Joker. Spelplats är ännu inte bestämt.</text:p>
      <text:h text:style-name="P2" text:outline-level="6">Farmarlaget</text:h>
      <text:p text:style-name="P1"><text:span text:style-name="T1">(Hammarby bortalag)</text:span> Farmen var ute redan på lördagen och kvalade. Matchen gick ute på Lidingö och motståndet var "syskonlaget" BajenFans. Oljeprofilen som låg var Lodjuret som är en riktigt knepig profil, det är ganska torrt i mitten vilket gör att det är svårt att få något häng där inne. De flesta ställde sig ganska långt ut och höll sig så rakt som möjligt. I första serien var vi bortalag och det var Hammarby som öppnade bäst med en 1-4:a. Det var tufft för de flesta att få igång strikarna, så det gällde att vara noga på spärrspelet. I andra svarade dock BajenFans upp bättre, och efter en ganska jämn serie kunde de ta en 3-2:a(+21, -17, +58, -38). Så 4-6 efter två. I tredje serien ökade vi tempot ordentligt och strikarna började komma allt oftare. Med en serie på 1611, jämnt fördelat över alla borden så kunde inte BajenFans stå emot. Det blev till slut en 0-5:a till oss, vilket gjorde att matchen var avgjord med ställningen 4-11. Sista serien spelades också och slutade 1-4. Slutresultatet blev då 5-15, matchbäst blev Anders Karlsson med 823 poäng. <text:line-break/><text:span text:style-name="T1">(Hammarby hemmalag)</text:span> Efter fem minuters paus så var nästa match igång. Det som förändrats i banan var att oljan hade blivit ganska nerspelad, men eftersom nästan alla stått på samma ställe så fanns det en del stöd utåt. I första serien var det lite trevande spel, men där Hammarby till slut tog hem en 3-2:a utan större dramatik(+31, -32, +74, -47). Den andra serien såg nästan likadan ut, där det kändes som vi hade god kontroll på tillställningen. Det blev en ny 3-2:a, så ställningen var 6-4 inför tredje. I tredje tappade dock BajenFans en del av sitt spel, vilket vi kunde utnyttja. Genom ett kontrollerat spel från vår sida kunde vi ta en 4-1-seger, vilket avgjorde matchen med slutresultatet 10-5. Positionen som matchbäst delades här av Tommy Blom och Jimmy <text:soft-page-break/>Bengtson med 649 poäng på tre serier. Segern innebär att farmen kvalar vidare nästa helg mot Brio F i Nynäshamn.</text:p>
      <text:h text:style-name="P2" text:outline-level="6">C-laget</text:h>
      <text:p text:style-name="P1">C-laget spelar fortfarande sin serie, så de hade match hemma mot Turebergs B-lag på söndagen. Första serien slutade 3-2 till Bajen, där ett bord vanns med 6 poäng. I den andra ökade vi tempot upp mot 1606, vilket gav en ganska klar 4-1:a. Ingemar Brännmo med en 254-serie här. 7-3 efter två. Tredje blev något jämnare, men Bajen hade klart kommando över två bord och totalen. Tureberg fick med sig ett bord och det sista vann vi med 13 poäng till en ny 4-1:a(+18, -50, +13, +168). Så 11-4 inför sista, som spelades av och slutade 3-2. Matchen slutade alltså 14-6 till Bajen, där Ingemar Brännmo blev matchbäst på hela 952 poäng.</text:p>
      <text:p text:style-name="Horizontal_20_Line"/>
      <text:h text:style-name="P4" text:outline-level="5">Omgång 16</text:h>
      <text:h text:style-name="P2" text:outline-level="6">Damlaget</text:h>
      <text:p text:style-name="P1">Damerna spelade sin sista seriematch för säsongen hemma mot Sandvikens AIK på lördagen. Matchen spelades på Bajen 2. I den första serien blev det ganska ojämnt på borden, tre gick klart till Bajen, medan det sista togs av Sandviken. Det gav en inledande 4-1:a (-37, +98, +177, +44). Sandviken hade med sig ett ganska orutinerat lag, vilket märktes tydligt på vissa bord. I andra serien vann Katrin och Anki sitt bord med hela 301 poäng, där Katrin stod för en fin 289-serie. Övriga bord slutade dock 1-2 till bortalaget, vilket gav en 3-2:a till Bajen. 7-3 efter två. I tredje serien tog vi ett klart kommando över två bord, vilket gav totalen. De två mittenborden slutade 1-1, så serien blev 4-1 efter +135, -13, +32, +154. Matchen var därmed avgjord med 11-4. Sista serien spelades av och slutade i en 5-0:a för Bajen, vilket gav slutresultatet 16-4, där bortalaget tyvärr bjöd på ganska dåligt motstånd. Hammarby vann totalslagningen med över 1100 poäng, vilket kan tyckas är för mycket i en Allsvensk seriematch. Även denna match glänste Katrin Fahlström som matchbäst med 908 poäng. Damerna säkrade därmed platsen som bästa Allsvenska lag, vilket ger en ganska gynnsam lottning i kvalet. Damerna kommer att få möta vinnaren mellan Trollhättan och Hässle om en plats till Elitserien.</text:p>
      <text:h text:style-name="P2" text:outline-level="6">A-Herrarna</text:h>
      <text:p text:style-name="P1">A-herrarna åkte iväg på långresa till Värmland sista seriehelgen. Två svåra bortamatcher i Karlskoga och Hagfors stod på schemat. Första matchen spelades i Karlskoga mot BK Nobel, där oljeprofilen som låg var Lofoten som helst spelas långt ut mot kanten eftersom mittendelen av banan var ganska torr. Nobel satte gasen i botten direkt med en 1892-serie, där Markus Karlsson gjorde 300. Men det räckte ändå inte till poäng, Pelle(278) och Brunsberg(258) tog ändå bordet med 88 poäng. Serien blev till slut 4-1. Även i den andra serien drog Nobel ifrån oss, vi fick inget bra grepp om matchen riktigt. Nobel stod för en 1760-serie, där vi endast kunde stå emot på ett bord. Ytterligare en 4-1:a till 8-2. I tredje serien tappade vi spelet en del, men det vart ändå jämnt på tre bord. Tyvärr förlorade vi dessa tre med 1, 26 och 5 poäng. Där bord 2 var tvungna att byta banpar från 5-6 till 1-2, på grund av maskinproblem, vilket gjorde att Nobel vände underläge till vinst med 1 pinne. Så ställningen var klara 13-2 inför sista, där vi äntligen kom igång med spelet. Med 1827 fick vi med oss en slutlig 1-4:a och snyggade till siffrorna till slutresultatet 14-6. Även här bjöd Pelle(265) och Brunsberg(269) på en stor slagning med 534. Per Jansson spelade storslagen bowling i Karlskoga och blev matchbäst på hela 1033 poäng(278, 259, 231, 265), vilket är tangerat klubbrekord tillsammans med Dennis Falk. <text:line-break/>Nästa match spelades drygt 11 mil därifrån, i Hagfors mot BK Bågen. Underlaget här var Vargen, med det var en ganska torr varg, så man fick passa sig för att missa inåt vilket ofta resulterade i svåra spärruppställningar. Matchen började jämnt där det länge var hårt om tre bord och totalen. Serien slutade till slut 3-2(-7, +32, -15, +23) till Bågen, där vi ändå fick med oss två bord efter bra slutrutor. I den andra serien spelade vi upp oss till <text:soft-page-break/>1665, vilket gav en ganska klar 1-4:a. Där Patrik(254) och Allan(238) fick ihop 492 tillsammans. Vändning till 4-6 efter två och matchen stod verkligen och vägde. Tredje serien var också jämn långt in, men mot slutet av serien var hemmalaget starkare och kunde plocka hem tre bord till en 4-1:a. Vi fick dock med oss ett bord, Albin och Bäckis tog sitt enda bord för dagen, men det kanske också var dagens viktigaste. Ställningen var vänd till 8-7 inför sista, som blev mycket spännande. Långt in på serien hade vi kontroll på två bord, men övriga bord och totalen stod och vägde. Här var det vi som var starkare i slutrutorna, där Pelle och Brunsberg vände sitt bord till vinst med 16. Det gav även totalen med 15, så serien slutade 1-4 efter en stark laginsats i slutet av matchen. Slutresultatet blev alltså 9-11 till Bajen där Allan Sennevall slog högst i Hammarby med 874 poäng. Så A-herrarna avslutade ligaspelet med en tvåpoängare. Detta innebär att första kvalmatchen kommer att spelas mot IFK Borås, därefter krävs ytterligare 3 segrar i kvalet för att nå Elitserien.</text:p>
      <text:h text:style-name="P2" text:outline-level="6">Farmarlaget</text:h>
      <text:p text:style-name="P1">Farmen avslutade sin ligasäsong med att möta Värtans IK i Brännkyrka. Gästerna hade det svårt i inledningen på matchen, vilket Hammarby kunde utnyttja. Med ett stabilt spel överlag kunde vi knipa en 5-0:a i första serien, där ett bord vanns med en poäng. I den andra serien ökade vi tempot. Upp till en serie på 1719 där Värtan stod emot ganska bra ändå. Ett bord tog vi klart, medan de övriga tre blev jämna. Två av borden gick till Bajen med 22 respektive 8 poäng och det sista tog Värtan med 7 poäng. Höga serier här av Kalle(266) och Nicklas(258). Så 4-1 i serien och 9-1 efter två. I tredje bjöd Bajen på riktigt bra spel när vi ökade upp till 1788, vilket resulterade i en klar 4-1-seger. Fint spel av bland annat Altti(266) och Ingemar(237) som gjorde 500 poäng tillsammans, samt Frank med en 255-serie. 13-2 inför sista alltså. Där vi avslutade bra med 1734. Detta gav en slutlig 5-0:a, där Nicklas avslutade snyggt med 279. Matchen slutade alltså 18-2 till Bajen och matchbäst blev Nicklas Kihlberg på grymma 987 poäng. Det innebär att farmen kommer trea i serien och får möta BajenFans i första kvalmatchen.</text:p>
      <text:h text:style-name="P2" text:outline-level="6">C-laget</text:h>
      <text:p text:style-name="P1">C-laget åkte på söndagen in till stan för match mot MP:s B-lag i Birkahallen. På grund av ändrad matchtid så saknades en spelare vid matchstart, så Bajen var tvungna att spela nästan hela första serien med 7 man. Detta gjorde att MP kunde ta en inledande 4-1:a. Med fullt lag i andra serien kunde vi dock svara upp riktigt bra, MP tappade en del av sitt spel vilket gav en 0-5:a tillbaka(-42, -117, -1, -96). Tredje serien blev sedan riktigt jämn, där det var hård kamp om samtliga bord. Här var det Bajen som mot slutet av serien var det starkare laget, och kunde ta hem tre bord och totalen. 1-4 här alltså(-18, -11, +14, -2) och ledning 5-10 efter tre. I sista serien säkrade vi segern med en serie på 1604, vilket gav ännu en 1-4:a. Detta fastställde slutresultatet till 6-14, där Anders Karlsson slog högst i Bajen med 833 poäng.</text:p>
      <text:p text:style-name="Horizontal_20_Line"/>
      <text:h text:style-name="P4" text:outline-level="5">Omgång 15</text:h>
      <text:h text:style-name="P2" text:outline-level="6">Damlaget</text:h>
      <text:p text:style-name="P1">Damerna åkte iväg på två bortamatcher på lördagen till Norrtälje och Sollentuna. Första matchen spelades i Norrtälje mot BwK Ankaret, där underlaget bjöd på en tuff profil, Route 66. Detta är en långoljeprofil som inte erbjuder så mycket sväng. I den första serien var det hårt om totalen, efter att bordspoängen slutat 2-2. Totalen gick till slut till Bajen med 10 poäng, vilket gav en inledande 2-3:a. I andra serien kvitterade hemmalaget till 5-5, efter en ganska klar 3-2-seger, där det jämnaste bordet gick till oss med 10 pinnar(+28, +73, -10, -41). Matchen var i det läget helt jämn. Men i tredje serien så trampade Hammarby igång ordentligt, med en serie på 1605 kunde inte Ankaret svara, utan serien blev 0-5. Ett bord fick vi dock med oss med endast 3 poäng. Så efter den tempoökningen var nu Bajen i klar ledning med 5-10 inför sista. Där Bajen höll ihop spelet bra från serien innan <text:soft-page-break/>med 1545, medan Ankaret tappade lite av sitt spel. Så serien slutade med en ganska klar 0-5-seger i sista serien(-67, -28, -62, -38). Detta gav slutresultatet 5-15 till Hammarby, efter en stark andra halva av matchen. Högst på det svåra underlaget slog Susanne Olsson med 811 poäng. <text:line-break/>Nästa match spelades i Sollentuna mot Sollentuna BwK. Underlaget här är något snällare, men profilen "Stubblehagsroad" kan vara klurig. Här var det Hammarby som tog kommandot direkt, med en serie på 1566, tog vi hem en 1-4:a. Där ett bord vanns med 6 poäng medan ett annat förlorades med 3 pinnar. Andra serien blev lite jämnare, men Bajen hade ändå god kontroll över två bord och totalen. Bord 1 förlorades dock med endast 2 poäng, men bord 4 kunde vi till slut plocka hem med 17 till en ny 1-4:a. Ställningen var då 2-8 i halvtid. Tredje serien såg ganska lika ut från förra serien. Två bord hade vi kontroll över, medan två bord blev jämna. Här var det dock Hammarby som drog det längsta strået och kunde sno åt sig alla borden till 0-5(-98, -7, -11, -35). Ställningen var nu 2-13. Sista serien slutade till slut även den med 0-5, efter att bord 3 vunnit med 5 pinnar. Matchen slutade alltså med seger 2-18 för Hammarby, där Katrin Fahlström briljerade som matchbäst med 900 poäng. Detta gav alltså två segrar och fyra nya viktiga poäng. Där man försöker hålla sig före AIK i rankingen inför kvalet. AIK ligger just nu en poäng efter Bajen, så med vinst mot Sandviken i sista omgången så blir man alltså bästa Allsvenska lag.</text:p>
      <text:h text:style-name="P2" text:outline-level="6">A-Herrarna</text:h>
      <text:p text:style-name="P1">Herrlaget hade på lördagseftermiddagen hemmamatch mot Uppsala BC 90. På banorna låg som vanligt Bajen 2. Första serien var ganska jämn, där bägge lagen hade en klart bord var och där två bord var jämna. Serien slutade dock till slut 3-2 till Bajen efter +91, -69, -15, +19. Den andra serien såg i princip likadan ut som den första, ett-ett i klara bord och ett-ett i jämna bord. Även den här serien slutade 3-2, där vi tog hem totalen med 18 poäng. Albin(267) och Allan(258) bidrog med höga serier. Så 6-4 efter två. I tredje serien ökade Bajen tempot en del. Med en serie på 1806 kunde vi ta kommandot över matchen med tre klara bord mot ett starkt Uppsala-bord(534). Serien blev då 4-1, och ledning 10-5 inför sista serien. Här fortsatte Hammarby i samma takt som i föregående serie. Med 1803 kunde vi säkra matchen med en avslutande 5-0:a, där Brunsberg avslutade på 259. Så slutresultatet blev till slut 15-5, där den härliga publiken även bjöds årets första 7000-slagning med 7019. Tre man i Bajen var över 900. Allan på 934, Brunsberg på 908, men med Albin Hellström som matchbäst på 950 poäng. I och med segern är herrlaget klart för elitseriekval, efter mycket om och men. Laget ligger just nu trea med sex poäng ner till fjärdeplatsen.</text:p>
      <text:h text:style-name="P2" text:outline-level="6">Farmarlaget</text:h>
      <text:p text:style-name="P1">Farmengänget hade på lördagen dubbelmatch borta i Bowl-o-Rama mot Bajen Fans och BS 23/FP. Första matchen var mot broderlaget Bajen Fans, som dessutom ligger tvåa i samma grupp. Första serien inledde ganska jämnt, där det var hård kamp om borden. Men till slut kunde Bajen Fans koppla grepp om två av borden, och därmed också totalen. De sista två borden gick till Hammarby, varav ena med endast 4 poäng. 3-2 efter första. I nästa serie ökade sedan hemmalaget tempot, vilket våra gubbar inte var med på. Bajen Fans plockade hem samtliga bord, ett med 4 poäng, till en 5-0:a. Så 8-2 i halvtid. I tredje serien tog sig Hammarby in i matchen, där det såg ut att kunna bli en 1-4:a. Men mot slutet kunde Bajen Fans komma ikapp på ett bord, som slutade lika. Så det blev 1-3 och 9-5 inför sista. Här pressade vi på bra, ökade upp till 1658 och gjorde ett tappert försök att störa Bajen Fans. Men hemmalaget svarade upp bra med 1864 och tog i och med det 2 bord plus totalen till en avslutande 3-2:a. Slutresultatet blev då 12-7, högst i Hammarby slog Anders Karlsson med 860 poäng. <text:line-break/>Nästa match var mot BS 23/FP och här märktes det att farmen var ute efter revansch. Första serien slutade 0-5, efter en 1778-serie där Frank(254) och Kalle(267) bidrog med hela 521 tillsammans. I den andra serien slog vi inte av på tempot, där det blev en serie på 1737. Detta ledde till ännu en klar 0-5-seger, där Masken(231) och Nicklas(256) hade 487 tillsammans. 0-10 efter två. I den tredje serien blev det dock ett ganska stort ras ner under 1500-strecket. Detta ledde till att BS 23/FP tog hem en 4-1:a och reducerade till 4-11. Men i sista serien <text:soft-page-break/>skärpte Bajen till sig och gjorde 1656, vilket gav en avslutande 1-4:a. Matchen slutade därmed 5-15 till Hammarby, där Nicklas Kihlberg var matchbäst på 911 poäng. Farmen ligger fortsatt på tredje plats i tabellen.</text:p>
      <text:h text:style-name="P2" text:outline-level="6">C-laget</text:h>
      <text:p text:style-name="P1">C-laget åkte till Högdalen för att möta Högdalens B-lag. Första serien blev en märklig historia där två bord slutade oavgjort, och där vi tyvärr tappade ett bord med 5 och ett med 15. Så serien slutade alltså 3-0(0, +5, 0, +15). I andra serien spelade Bajen upp sig och kunde ta kontroll över serien som till slut blev 1-4, där vi ändå tappade ett bord med 8 pinnar. 4-4 efter två. I tredje serien skönk resultatnivån en del, men det var ändå Bajen som stod emot bäst och kunde ta ännu en 1-4:a. Så ställningen var 5-8 efter tre. I sista serien kopplade vi snabbt grepp om två av borden, vilket var tillräckligt för vinst. Även totalen gick till Bajen, så 2-3 slutade serien och vinst i matchen med 7-11. Matchbäst här blev Altti Mattila med 837 poäng.</text:p>
      <text:p text:style-name="Horizontal_20_Line"/>
      <text:h text:style-name="P4" text:outline-level="5">Omgång 14</text:h>
      <text:h text:style-name="P2" text:outline-level="6">Damlaget</text:h>
      <text:p text:style-name="P1">Damerna hade på lördagen hemmamatch mot BK Agda från Sala. Matchen spelades på Bajen 2 efter herrarnas match tidigare, så det blev en något trevande inledning på matchen. I första serien var det dock Hammarby som hade bra kontroll och kunde plocka hem en 4-1:a efter +150, +42, -47, +35. Där Caroline och Susanne skrapade ihop 483 tillsammans. Andra serien blev däremot riktigt jämn, då Agda-spelarna höjde sig ett snäpp. På ett av borden kunde dock Bajen dra ifrån en del, vilket gav totalen. Resterande bord slutade 1-2 till Agda, så serien slutade 3-2(-35, +12, +90, -2). 7-3 efter två serier. I tredje serien höjdes spelet från bägge lagen(1606-1530), men vi fick efter drygt halva serien ett klart kommando över två av borden vilket säkrade totalen. De två mittenborden gick till slut till Agda med 19 respektive 36 poäng. Inför sista serien var ställningen 10-5. Men då satte Bajen in en riktig spurt på 1743, vilket ledde till en klar 5-0-vinst, där samtliga bord slog över 400. Anette Hallberg bidrog här med en grym 278-serie. Matchen slutade alltså till slut 15-5 till Hammarby, där Katrin Fahlström och Susanne Olsson delade på titeln som matchbäst med 887 poäng vardera. Sammanlagt gjorde Bajen en stabil och bra match, där den slutliga slagningen landade på 6387. Vi ligger just nu som det bäst rankade allsvenska laget inför kvalet till Elitserien, en poäng före AIK som spelar i Mellersta Allsvenskan.</text:p>
      <text:h text:style-name="P2" text:outline-level="6">A-Herrarna</text:h>
      <text:p text:style-name="P1">På lördagsförmiddagen var herrlaget först ut i Brännkyrka för att möta Team Mariestads BK, vilket på pappret såg ut att bli en tuff drabbning. Bägge lagen låg inför omgången precis över kvalstrecket, med lag som jagar bakifrån. Första serien började något trevande för båda lagen(1628-1558), så det blev mycket jämnt på borden. Ett bord vann vi med 22 poäng medan ett förlorades med 8. Bord 1 avgjordes av Pelle Jansson som satte alla tre strike i sistarutan för att vinna med 1 poäng. Serien slutade till slut 4-1. Den andra serien blev lika jämn som den första, där det hela tiden skiftade momentum. Ena stunden var vi på gång och någon ruta senare såg Mariestad ut att ha kommandot. Men med hjälp av Fredrik (290!) och Albins(245) serie på 535 kunde vi säkra totalen. Övriga bord var jämna, ett gick till gästerna med 20, de andra två gick till Bajen med 9 respektive 13 poäng. En härligt 4-1:a och 8-2 i halvtid. Men i tredje serien svängde matchen, Mariestad kom in i matchen på allvar med 1746 medan Hammarby tappade till 1617. Det såg länge ut att bli en jobbig 0-5:a i baken, men i slutrutan lyckades bord 2 vända och vinna poängen med endast 2 pinnar. Så läget var 9-6 och matchen kändes helt jämn. Sista serien var länge tight på många håll, gästerna hade kontroll på två bord och vi hade två bord. Det var på dessa två bord som vi var snäppet starkare under andra halvan av serien, vilket ledde till en avslutande 2-3:a. Pelle Jansson spikade igen med en 266-serie. Så matchen blev till slut 11-9 efter en hård kamp mot slutet. Matchbäst blev Albin Hellström på 936 poäng. Detta gav två nya viktiga poäng i kampen om <text:soft-page-break/>en plats i Elitseriekvalet, som man just nu innehar med 4 poäng ner till Sigma.</text:p>
      <text:h text:style-name="P2" text:outline-level="6">Farmarlaget</text:h>
      <text:p text:style-name="P1">Farmengänget hade dubbelmatch borta i Norrköping på söndagen. Första matchen spelades i Vilbergen mot BC Fyrklöver, där underlaget var Beaten Path som brukar svänga på en del i Vilbergshallen. Hemmalaget öppnade i ett rasande tempo med 1730, men Bajen stretade emot bra och kunde ta hem två bord till en 3-2:a. I den andra serien tappade Fyrklöver en del, vilket Hammarby kunde utnyttja till en 1-4-seger. Där "Masken" satte strike i tionderutan för att vinna med 4 poäng. I den tredje serien hettade det till rejält, där tre bord avgjordes till och med i tolfte rutan. Ett bord gick klart till Bajen och därmed även totalen. Därefter tog vi hem både bord 2 och 4 med endast en poäng, medan det sista bordet gick till hemmalaget med 3 pinnar. Så serien blev 1-4, och ställningen inför sista var 5-10. I mitten på sista serien kopplade vi ett grepp om tre av borden, ett grepp som vi höll i hela vägen in till ännu en 1-4-seger. Matchen slutade därmed 6-14 till Bajen, som tog en skön kämpaseger. Högst i Hammarby slog Robert Wikman på 868 poäng. <text:line-break/>Nästa match för farmen spelades i Euro Bowl mot IK Sleipner. Här var det samma profil som i Vilbergen, med skillnaden att det inte svänger lika mycket. Första serien var jämn, där Bajen ändå tog kontroll över ett bord och totalen. Övriga bord slutade 2-1 vilket gav en inledande 2-3:a(-9, -111, +13, +18). I den andra serien stod kampen om totalen i centrum. Här var dock hemmalaget stabilare mot slutet och kunde sno åt sig totalen med 2 poäng. Borden slutade 2-2, så det blev en 3-2:a tillbaka och kvitterat till 5-5. Tredje serien blev en rysare, där alla bord avgjordes i slutrutorna. Den här gånger var det ändå vi som höll ihop det bäst och kunde ro hem en 1-4:a efter -10, +5, -34, -10. I sista serien höjde sig båda lagen rejält(1704-1760), där Bajen till slut kunde dra det längsta strået till en matchavgörande 2-3:a. Mycket tack vare Frank(246) och Kalle(247) som tillsammans avslutade med 493. Matchen slutade alltså 8-12 och ännu en stark bortaseger för farmengänget. Högst i Bajen denna match slog Frank Welander med 845 poäng. Farmen vände därmed hem till Brännkyrka med 4 härliga poäng i bagaget.</text:p>
      <text:h text:style-name="P2" text:outline-level="6">C-laget</text:h>
      <text:p text:style-name="P1">Det var ett tag sedan C-laget spelade, men på söndagen var det dags för match hemma mot Sigmas C-lag. Matchen började något trevande, där första serien slutade 3-2 efter att totalen gått till Bajen med 9 pinnar. Serie två blev 2-3 till Sigma, där vi ändå kunde sno åt oss ett bord med endast 1 poäng. 5-5 efter två. I tredje serien spelade Sigma upp sig till en 1640-serie, vilket gav en till slut ganska klar 1-4:a till gästerna. Så ställningen var vänd till 6-9. Men i sista serien la Bajen in en grym spurt med en serie på 1778, med Susanne på 278 och Sven som slog 268. Serien slutade med en härlig 5-0-seger och en stark vändning till seger med 11-9. Matchbäst här blev Susanne Olsson på 936 poäng.</text:p>
      <text:p text:style-name="Horizontal_20_Line"/>
      <text:h text:style-name="P4" text:outline-level="5">Omgång 13</text:h>
      <text:h text:style-name="P2" text:outline-level="6">Damlaget</text:h>
      <text:p text:style-name="P1">Damerna spelade hemmamatch mot Bollnäs BC sent på lördagseftermiddagen. Banprofilen var även denna match Bajen 2, och den är tuffare än Stone Street som lagts tidigare. Första serien blev jämn, den slutade till slut 3-2 till Bajen men det var hård kamp på samtliga bord(+17, +49, -2, -27). Även den andra serien blev jämn, här var det dock Bollnäs som höjde sig ett snäpp och kunde ta hem serien med 1-3. Ett bord slutade alltså oavgjort. Bortaledning alltså med 4-5 efter två serier. Men i tredje serien ökade vi tempot, samtidigt som Bollnäs tappade, vilket gjorde att vi kunde ro hem en 4-1:a. Det var ändå jämnt på två av borden där ett bord vanns med 7 poäng, medan bord 3 förlorades med 11 pinnar. 8-6 inför sista. Här gjorde Bajen en stabil och bra serie, där vi hade ett banpar som drog ifrån rejält, detta säkrade en poäng och totalen. Vi fick med oss ytterligare två <text:soft-page-break/>bord, vilket gav en 4-1:a och seger i matchen med 12-7. En stark laginsats, men i en klass för sig var ändå Susanne Olsson som spurtade hem fina 944(256 och 258 sista två) och blev matchbäst.</text:p>
      <text:h text:style-name="P2" text:outline-level="6">A-Herrarna</text:h>
      <text:p text:style-name="P1">Herrarna hade denna helg dubbelmatch borta mot Djurgården och Bålsta. Första matchen var i Vårby mot Djurgården, som var revanschsuget efter senaste mötet. Ligaprofilen i Vårby bjuder på ganska mycket fäste, spelet ligger helst ut mot kanten, men oftast vad gäller Vårby så är det knepiga att få med sig hörnkäglorna. Detta lyckades hemmalaget helt klart bäst med i första serien, där man slog till med en serie på 1817, inklusive en 300-ing av Joakim Alm. Detta gav en klar 5-0:a i första. I andra serien bjöd vi bättre motstånd, genom Allan och Johns serie på 515 kunde vi ta hem totalen. Tyvärr så kunde Djurgården ta hem tre bord, bord 1 med 13 poäng och bord 4 med 7. Ställningen var alltså 8-2 efter två serier. Men vinden vände efter detta. I tredje serien krigade vi oss in i matchen, och med en serie på 1825 kunde vi till slut plocka hem en 1-4:a. Där Pelle stod för en 289-serie, där Albin och Peppe gjorde 499 och där John satte strike i tionde för att ta hem bordet med 24. Reducerat till 9-6. Sista serien blev en rysare, vi höll i vårt spel bra från serien innan, medan Djurgården inte fick med sig käglorna som tidigare. Det stod länge 1-4 på tavlan, men det var jämnt på tre av borden. Bord 1 vanns i slutrutan där Albin satte strike i tionde för att vinna med 14. Bord 2 och 3 vann vi mer komfortabelt. Det var på sista bordet det avgjordes, där Allan satte tre strike i sistarutan och John kryssade i tionde för att vinna bordet med 4 poäng. Serien blev alltså 0-5 till Bajen som vände och vann matchen med 9-11. En otrolig upphämtning, där Per Jansson blev matchbäst på hela 971, John Carlson hade 923. <text:line-break/>Nästa match var i Bålsta mot Bålsta BC, där det blev en speciell match eftersom hallen endast har 6 banor. Många i Bajen var nya med detta spelsätt, där det innebär att bara några åt gången spelar medan resten vilar. Serierna spelas också lite hur annorlunda, vissa serier som spelas i början räknas senare, där då totalen blir klar först när alla bord har spelat den serien. Underlaget vi spelade på var Björnen, men den var mycket snällare än vanligt så den fanns ganska mycket att spela på. Det är svårt att beskriva vad som hände i varje serie. Men serie 1 slutade 2-3, där vi tyvärr förlorade totalen med 6 poäng. Serie 2 blev 4-1 till Bålsta. Tredje serien svarade vi upp och tog hem en 1-4:a, där Fredrik och Allan bidrog med 278 respektive 268. Till sista serien räknades ett av borden från den andra spelade serien in till totalen. Där hade Jesper Gren redan gjort en 300-serie för Bålsta, så totalen var -50 innan serien började. Tyvärr kunde även Bålsta spurta hem två bord till, vilket gav en slutlig 4-1:a. Matchen blev alltså till slut 11-9 till Bålsta. Högst i Bajen slog Allan Sennevall med 956 poäng. Sur förlust där, men två poäng från den här bortasvängen var viktigt inför slutspurten.</text:p>
      <text:h text:style-name="P2" text:outline-level="6">Farmarlaget</text:h>
      <text:p text:style-name="P1">Farmen hade hemmamatch denna lördag mot gästande Katrineholms SK. Hammarby började matchen i ett högt tempo från start(1685), som gästerna inte var med på. Det ledde till en klar 5-0:a i första. Den andra serien blev desto jämnare, där Katrineholm kom in i matchen. Men Bajen svarade, med hjälp av Nicklas och Bobs serie på 493 tog vi hem totalen klart. Serien slutade till slut 3-2. Så ställningen var 8-2 efter två. I tredje serien drog Bajen på ordentligt, med en serie på 1769 kammade vi hem samtliga bord till en 5-0:a(+21, +32, +94, +94). Matchen var avgjord men Bajen svarade ändå för en rejäl slutrunda på 1809 vilken gav ännu en 5-0-seger. Matchen slutade därmed 18-2, efter en välspelad match av Bajen. Matchbäst blev Ingemar Brännmo på fina 959, tätt följt av Nicklas Kihlberg på 940. Totalslagningen blev 6888.</text:p>
      <text:p text:style-name="Horizontal_20_Line"/>
      <text:h text:style-name="P4" text:outline-level="5">Omgång 12</text:h>
      <text:h text:style-name="P2" text:outline-level="6">Damlaget</text:h>
      <text:p text:style-name="P1">Damlaget hade på pappret det svåraste motståndet i lördags, då man tog emot serietvåan Team Vasa från <text:soft-page-break/>Avesta. Till den här matchen hade man valt en annan banprofil än vanligt, Bajen 2. Detta gjorde att tjejerna såg lite osäkra ut till en början. Första serien slutade 3-2 efter att Bajen kontrollerat två bord, tyvärr förlorade vi ett bord med endast 2 pinnar. Den andra serien såg lite likadan ut som den första, en 3-2:a till Hammarby efter två klara bordssegrar(-23, +86, +62, -84). Så ställningen var 6-4 efter halva matchen. Det kändes kontrollerat, men Team Vasa lade i en högre växel i tredje och ökade upp till 1594. Bajen försökte svara upp, men fick bara med sig ett bord efter en hård kamp på bord 4 som till slut gick till Vasa med 3 poäng. Matchen var vänd till 7-8. Men i sista svarade Hammarby starkt, man ökade upp till 1559 samtidigt som Vasa tappade sitt fina spel. Detta ledde till en klar 5-0-seger efter +26, +102, +35, +31. Så matchen slutade till slut med hemmaseger, 12-8 där Susanne Olsson blev matchbäst på fina 901 poäng. Hammarby förlängde därmed segerraden, som nu är uppe i elva raka segrar.</text:p>
      <text:h text:style-name="P2" text:outline-level="6">A-Herrarna</text:h>
      <text:p text:style-name="P1">Herrlaget spelade på lördagseftermiddagen hemma mot IFK Norrköping, som på pappret har ett svagare lag i år än tidigare säsonger. De första två serierna slutade med två klara 4-1-segrar för Hammarby, där vi spelade kontrollerat och bra(1697 och 1746). Bra spel av Pelle och Brunsberg i första med 493, och Billy och Albin i andra, 483. Dagens bästa serie blev den tredje med 1762, vilket ledde till en avgörande 5-0:a. Segern var därmed säkrad vid 13-2. Sista serien slutade även den 5-0 efter 1719, där Allan och Pelle bidrog med höga serier(267 respektive 256). Matchen slutade alltså till slut 18-2 till Bajen efter en stabil insats från hemmalaget. Allan Sennevall blev matchbäst på hela 963, totalslagningen blev 6924. Detta gav två nya viktiga poäng, plus bra diff inför slutstriden.</text:p>
      <text:h text:style-name="P2" text:outline-level="6">Farmarlaget</text:h>
      <text:p text:style-name="P1">Farmen var sist ut i helgen med sin söndagsmatch hemma mot Djurgården F. Bajen öppnade riktigt bra i första serien med 1727, där samtliga bord var över pari. Serien blev en klar 4-1:a efter -32, +32, +63, +76. I den andra serien följde man upp den fina öppningen med ännu en 1700-slagning(1707), där bland annat Kalle(257), Tommy(253) och Claes(243) bidrog med höga serier. Detta ledde till en 5-0:a, det jämnaste bordet vanns med 10. Så 9-1 i halvtid. I tredje serien spelade vi kontrollerat och bra, med en serie på 1679 stängdes matchen med en 4-1:a. Vid ställningen 13-2 var matchen vunnen. Sista serien slutade till slut 5-0 till Bajen, vilket fastställde slutresultatet till 18-2. Matchbäst blev Karl-Johan Mattsson på 949, tätt följd av Claes Trankärr med 948. Även Altti Mattila tog sig över 900 med 928 poäng.</text:p>
      <text:p text:style-name="Horizontal_20_Line"/>
      <text:h text:style-name="P4" text:outline-level="5">Omgång 12</text:h>
      <text:h text:style-name="P2" text:outline-level="6">Damlaget</text:h>
      <text:p text:style-name="P1">Damerna hade dubbla bortamatcher på lördagen, den första spelades mot tredjeplacerade Bollnäs BC. Banorna i Bollnäs var svårspelade, vilket gjorde att matchen länge var mycket jämn. Inledningen var lite trög(1433-1480), men där Hammarby hade bra kontroll på två av borden. De två andra borden gick till Bollnäs, varav ett med 1 pinne. I nästa serie hittade vi in bättre och ökade till en 1627-serie, efter bland annat 268 av Mia. Detta gav en klar 1-4:a efter -77, -107, -45, +18. Ställningen var då 3-7 efter två serier. I tredje serien vaknade dock Bollnäs till liv och ökade upp till 1566, samtidigt som Hammarby fick det kämpigt(1480). Vi lyckades ta ett bord, men resten gick ganska övertygande till hemmalaget till 4-1. 7-8 inför sista. I sista kom Bajen tillbaka och gjorde en serie på 1587, samtidigt som Bollnäs tappade till 1373. Detta gjorde att vi kunde ta hem samtliga bord och plocka hem en 0-5-seger(-15, -72, -17, -90). Så matchen slutade med seger för Hammarby med 7-13, där Katrin Fahlström var matchbäst på 869. <text:line-break/>Nästa match spelades sent på lördagseftermiddagen i Hudiksvall där BK Elan stod för motståndet. Här var <text:soft-page-break/>underlaget ännu tuffare än i Bollnäs, vilket gjorde att det blev jämnt även här. Första serien var en riktig kamp där alla bord stod och vägde ändå till slutet. Serien slutade till slut 3-2 till Elan efter +17, -1, +14, -19, där totalen slutade på +11. I andra serien sjönk resultaten en del, men här var det Hammarby som stod emot bäst och kunde ta en ganska klar 1-4:a fram till 4-6. Men Elan kämpade sig tillbaka och snodde åt sig en ny 3-2:a, där vi ändå hade marginaler på vår sida eftersom bord 3 vanns med 1 poäng. Detta gav en psykologiskt viktig ledning med 7-8 inför sista. Sista serien som blev precis som föregående match. Hammarby spelade upp sig till en 1495-serie medan Elan tappade, vilket till slut gjorde att alla bord gick till Bajen. Serien blev alltså 0-5, vilket ledde till ännu en seger med 7-13. Högst i Hammarby slog Ann-Ki Larsson Carlsson med 758 poäng. Tjejerna vände alltså hem med två starka segrar efter ett par riktiga kämpainsatser med knepiga banor, men där vi ändå visar vilket starkt lag vi har. Damerna behåller ledningen i tabellen med 8 poäng ner till Team Vasa på andra plats.</text:p>
      <text:h text:style-name="P2" text:outline-level="6">A-Herrarna</text:h>
      <text:p text:style-name="P1">Herrlaget hade en viktig hemmamatch mot Djurgården, som inför denna omgång låg en poäng bakom oss. I första serien började vi bra, hade tidigt bra kontroll på två bord och totalen. Djurgården hade ett bord hemma och knep även det sista bordet med 1 poäng, vilket gav en inledande 3-2:a. I den andra serien ökade vi tempot ytterligare till 1774, vilket gav en klar 4-1:a, efter bland annat Allans 267-serie. Ställningen var då 7-3 efter halva matchen och det kändes som vi hade matchen under kontroll. Men då kom det ett ras, ner mot 1506 och Djurgården kunde utnyttja det till 1-4(-70, -34, -5, +90). Reducerat till 8-7 inför sista och nu blev det nerv i matchen på riktigt. Sista serien började inte alls bra för Bajen, mycket tomrutor, medan Djurgården spelade stabilt. Efter drygt halva serien var diffen på totalen runt -130, där bortalaget hade kommandot över tre bord. Men Bajen gav inte upp, vi började kriga oss in i matchen igen. Med hjälp av stödet från publiken tog vi över serien och kunde vända två av borden samt totalen. Serien slutade till slut med en ganska komfortabel 4-1:a, men den satt mycket hårt inne. Matchen slutade alltså 12-8 och matchbäst var Allan Sennevall på 911 poäng.</text:p>
      <text:h text:style-name="P2" text:outline-level="6">Farmarlaget</text:h>
      <text:p text:style-name="P1">Efter A-herrarnas match var det dags för Farmens tunga drabbning mot gruppledarna Vingåkers BK. Bajen började bra med en 1694-serie, där Tommy Blom bidrog med 279 poäng. Serien slutade 3-2, som bortsett från ett bord var mycket jämn, -5, +7, +97, -16. Även den andra serien var tight på många håll(1682-1673), där Vingåker var starka mot slutet och höll ifrån till en 2-3:a. Kvitterat till 5-5 efter två. I tredje serien släppte Hammarby på handbromsen och ökade upp till hela 1772. Detta ledde till en klar 4-1-seger, efter bland annat en 276-serie av Robban. 9-6 var ställningen inför sista, där vi hade ett klart grepp om ett bord. Resten av borden stod länge och vägde, men Vingåker var stark och kunde hålla emot, vilket till slut gav en 1-4:a till bortalaget. Matchen blev då oavgjord, 10-10 och högst i Hammarby slog Robert Wikman med 881 poäng. Matchen höll riktigt bra kvalité, jämnt och fina slagningar från båda lagen(6747-6592).</text:p>
      <text:h text:style-name="P2" text:outline-level="6">C-laget</text:h>
      <text:p text:style-name="P1">C-laget åkte till Åkeshov för ett returmöte med Åkeshovs B-lag. Första serien blev helt jämn, 2-2, där ett bord slutade oavgjort(-92, 0, +7, +26). I den andra serien ökade hemmalaget tempot till en 1573-serie, vilket gav en ganska klar 4-1:a. 7-3 efter två serier. Tredje serien blev däremot jämnare, där flera bord länge stod och vägde. Dock var det Åkeshov som drog det längsta strået och tog hem tre bord till en till 4-1:a(-24, +24, +29, +6). Därmed var matchen avgjort, 10-4. Sista serien spelades av och slutade även den 4-1. Slutresultatet blev alltså 14-5, men matchbäst var Claes Trankärr med 873 poäng.</text:p>
      <text:p text:style-name="Horizontal_20_Line"/>
      <text:h text:style-name="P4" text:outline-level="5"><text:soft-page-break/>Omgång 11</text:h>
      <text:h text:style-name="P2" text:outline-level="6">Damlaget</text:h>
      <text:p text:style-name="P1">Damlaget var först ut i Brännkyrka för att möta tabelltrean BK Elan från glada Hudik. Här var det gasen i botten från start, med en öppning på 1697 av Bajen så gavs Elan ingen chans att komma in i matchen. Serien slutade 5-0, efter bland annat en 258-serie av Carro. I andra serien blev det ännu bättre, Hammarby-tjejerna visar upp stor bowling med en serie på 1771. Elan kunde dock knipa ett bord med 6 pinnar, vilket gav en 4-1:a till Bajen. Lovisa(234) och Kicki(257) hade hela 491 tillsammans. 9-1 stod matchen efter två serier. I tredje serien höll vi ett fortsatt högt tempo, med en serie på 1674 stängdes matchen med ytterligare en 4-1-seger efter +35, -45, +34, +129. Matchen var avgjord vilket kanske bidrog till att resultaten skönk i sista serien. Ändå vann Bajen serien med 3-2, vilket gav slutresultatet 16-4. En mycket bra slagning av tjejerna på 6721, där Susanne Olsson slog högst med sin 926 poäng. Inför februari-uppehållet leder Hammarby serien med hela 6 poäng före tvåan. Läget ser mycket bra ut inför de avslutande omgångarna.</text:p>
      <text:h text:style-name="P2" text:outline-level="6">A-Herrarna</text:h>
      <text:p text:style-name="P1">Herrlaget stod på banorna sent på eftermiddagen för att möta BK Glam från Örebro. Glam som kom från en seger i Högdalen var på bra spelhumör och öppnade bäst med 1724. Hammarbyarna var snäppet efter hela serien, som till slut blev 1-4(-33, +34, -22, -48). I andra serien krigade vi oss in i matchen med en serie på 1763 vanns totalen med nästan 200 poäng. Det gav 4-1 och kvitterat till 5-5 efter två. I andra serien tappade vi tyvärr stinget igen vilket gjorde att Glam kunde komma tillbaka in i matchen. Marginalerna var emot oss på ett bord som förlorades med 14 poäng, där bortalaget fick med sig käglorna när det drog ihop sig. Serien blev 1-4(-76, +50, -14, -93). 6-9 inför sista. Sista serien som blev en riktig rysare, Bajen kämpade och slet för att få ihop strikarna och lyckades bra med en serie på 1829. Vi tog hem två bord ganska klart vilket också gav totalen. I slutrutan hade vi chansen att ro hem alla borden. Tyvärr satt inte strikarna när det behövdes, vilket gjorde att Glam ändå kunde hålla undan med en 3-2:a och vinna med 9-11. Vi torskade två bord med 7 respektive 9 poäng, de små marginalerna är inte alls med a-herrarna den här säsongen. Matchen slutade alltså 9-11, där Fredrik Bäckström var bäst i Bajen på 923 poäng. Även Per Jansson hade över 900, med sina 911. Förlusten var tung, laget ligger nu fortsatt på fjärde plats med 4 poäng upp till tredjeplatsen.</text:p>
      <text:h text:style-name="P2" text:outline-level="6">Farmarlaget</text:h>
      <text:p text:style-name="P1">Farmen hade en tuff uppgift hemma mot DN/Expressen som leder sin grupp stort, och det visade man snabbt varför. Bortalaget öppnade med 1736, vilket Bajen inte riktigt var med på. Så första serien slutade 1-4. I andra serien kämpade vi oss in i matchen, och det blev en kamp om totalen. Bägge lagen hade två bord var och totalen stod och vägde. Efter mycket strike mot slutet vann ändå Bajen totalen med 11 poäng, 1689-1678. Så reducerat till 4-6. Hemmalaget var nu varma i kläderna och strikade på friskt i tredje. 1786 vart slagningen i serien som blev en klar 4-1:a till Bajen. Bästa strikare var ändå Altti Mattila som slog till med en 300-ing! Stort grattis! Matchen var vänd till ledning med 8-7 inför sista. Även här blev det en hård kamp om totalen, som blev avgörande. Två-två på borden och mot slutet var det ändå Hammarbyarna som presterade bäst, vilket gjorde att vi knep totalen med knappa 8 poäng. Lite marginaler med oss där, men en stark laginsats låg bakom segern. Matchen blev alltså 11-9 till Bajen, där Nicklas Kihlberg var bäst på sina 931 poäng. Farmen ligger dock fortsatt trea i sin mycket tuffa grupp, men är nu bara två poäng bakom broderlaget Bajen Fans på andra plats.</text:p>
      <text:h text:style-name="P2" text:outline-level="6">C-laget</text:h>
      <text:p text:style-name="P1">BK Raa:s B-lag var ute efter revansch på C-laget från förra helgen. Så Raa öppnade starkt och hade 3-7 efter två serier(2-3, 1-4). Den andra serien var dock mycket jämn på alla håll: -32, +15, -19, -15. Men Hammarby bet ifrån ordentligt i tredje med en grym serie på 1736, där alla bord var en bra bit över pari. Serien slutade i en <text:soft-page-break/>solklar 5-0:a och matchen var vänd till 8-7 inför sista. I sista serien hade vi ett klart kommando över två av borden, vilket även gav totalen. Det räckte för att vinna matchen med 11-9 efter en stark vändning. Matchens högsta slagning stod Albin Hellström för med 878 poäng. C-laget har gått riktigt bra på slutet och har nu avancerat till en tredjeplats i Stockholmsligan 1.</text:p>
      <text:p text:style-name="Horizontal_20_Line"/>
      <text:h text:style-name="P4" text:outline-level="5">Omgång 10</text:h>
      <text:h text:style-name="P2" text:outline-level="6">Damlaget</text:h>
      <text:p text:style-name="P1">Damerna spelade årets första hemmamatch på lördagsmorgonen mot Biet/Finesse från Eskilstuna. Spelet började lite trögt i första serien, underlaget "Stone street" kan vara knepigt när det är nyoljat på banorna. Dock var det Hammarby som ändå stretade emot bäst, där ett bord drog ifrån kraftigt så totalen säkrades tidigt. Ytterligare två bord gick i vår favör, så en inledande 4-1:a (+10, +31, +144, -77). I andra serien drog Bajen-tjejerna upp tempot ordentligt, där man med en 1731-serie tog en klar 5-0-seger. Bland annat genom höga serier av Linn Alerius, 265, och Kristina Gustafsson med 256. Efter urladdningen i andra så lugnade man ner sig lite grann i tredje då det blev en något jämnare serie. Men Hammarby hade ett riktigt starkt bord på högerkanten som gjorde att totalen höll sig klart på plus hela serien. Här hade Susanne Olsson 260 i sin serie. Man fick med sig ytterligare ett bord, så matchen var avgjord efter tre serier med ställningen 12-3. Sista serien sedan blev 5-0 efter en avslutning på 1648. Så matchen blev 17-3 och matchbäst blev Susanne Olsson på 902 poäng. Damerna är nu uppe i sju raka segrar och toppar tabellen, som haltar något.</text:p>
      <text:h text:style-name="P2" text:outline-level="6">A-Herrarna</text:h>
      <text:p text:style-name="P1">Herrlaget åkte till Högdalen, där BK Amiki skulle stå för motståndet. Underlaget som bjöds var "Räven", som helst ska spelas ute på kanten och den läxan kunde Amiki-spelarna bättre än Bajen. I första serien hade vi inte så mycket att sätta emot när hemmalaget drog igång med långa rader med strikar, så serien slutade 5-0. Bajen höjde sig iallafall något i andra serien, men Amiki var ändå för långt ifrån. Efter mycket om och men kunde vi spräcka nollan, vilket gav 4-1 i serien. I tredje serien avgjordes tyvärr matchen efter ytterligare en 4-1-seger. Amiki-spelarna stod på rätt ställe och bowlade bra, tyvärr följde vi inte efter, vilket troligen orsakade den stora differensen mellan lagen. I sista serien kom vi iallafall upp i nivå med Amiki, serien blev 3-2. Matchen blev då 16-4, högst i Bajen slog Peter Sainio med 863 poäng. Det blir till att komma igen och ta revansch nästa helg då Glam kommer på besök i Brännkyrka.</text:p>
      <text:h text:style-name="P2" text:outline-level="6">Farmarlaget</text:h>
      <text:p text:style-name="P1">Farmen var på stort spelhumör när man gästade Älvsjö/Hook BK i Brännkyrka. Här satte man gasen i botten direkt med en serie på 1811, bland annat med hjälp av Anders "Masken" Karlssons 268-serie. Detta resulterade i en 0-5-seger, där man ändå fick kämpa om ett bord som vanns med 2 pinnar. Andra serien fortsatte i ett bra tempo, dock lyckades Älvsjö ta ett bord till en 1-4:a (-26, -133, +70, -95). Så 1-9 i halvtid. Med ett bra go i laget tuffade Bajen på i tredje, där man säkrade segern med en 2-3-seger efter två dominerande bord. Ingemar(237) och Altti(266) fick ihop 503 tillsammans. I sista serien avslutade Bajen snyggt med 1740, som ledde till en 0-5:a. Matchens bästa spelare, Karl-Johan Mattsson, avslutade med en 257-serie till hela 968 poäng. Matchen slutade 3-17 och även med ett nytt snyggt klubbrekord för farmarlaget på 6953(1811, 1704, 1698, 1740).</text:p>
      <text:h text:style-name="P2" text:outline-level="6">C-laget</text:h>
      <text:p text:style-name="P1">C-laget hade match i Rinkeby mot Raa B på söndagen. Första serien var jämn på många håll, dock hade Hammarby kommandot över ett bord och totalen. Vi fick med oss ett till bord till en 2-3-ledning(+10, -39, +6, -72). I andra serien spelade Bajen bra och var det klart bättre laget, vilket ledde till en seger med 1-4. En stabil <text:soft-page-break/>ledning med 3-7 efter två serier. Tredje serien var betydligt jämnare, där Bajen-spelarna visade bra styrka och kunde vinna ett bord med 5 och ett annat med 3 poäng. Vi hade kontroll på ytterligare ett bord, vilket gav 1-4 till oss (-56, +13, -5, -3). Matchen var avgjord, men sista serien spelades av och slutade 1-4 även den. En härlig bortaseger blev det med 5-15, där Robert Wikman var matchbäst på 804 poäng.</text:p>
      <text:p text:style-name="Horizontal_20_Line"/>
      <text:h text:style-name="P4" text:outline-level="5">Omgång 9</text:h>
      <text:h text:style-name="P2" text:outline-level="6">Damlaget</text:h>
      <text:p text:style-name="P1">Damerna åkte sina drygt 400 meter(från Brännkyrka) till Bowl-O-Rama i Årsta för sin match mot BK Hellas. Banorna uppe på "Mälaren" brukar bjuda på ganska mycket sväng och passar oftast för kantspel. Den första serien blev lite märklig, där Hammarby tog hem totalen med 143 poäng. Trots det fick man ändå "bara" 2-3, då Hellas tog hem båda sina två bord med 1 poäng. Även den andra serien slutade 2-3 (-95, +1, +90, -147), och även här hade vi lite marginaler emot då ytterligare ett bord förlorades med 1 poäng. Så 4-6 var ställningen i halvtid. I tredje serien hade bägge lagen två klara bord var, så kampen stod om totalen. En mycket jämn kamp som Hellas vann med 6 poäng och kunde reducera till 7-8 med en 3-2:a. I sista serien visade dock Bajen styrka med att snabbt ta kommandot över de två mittenborden, vilket också säkrade totalen. Serien slutade till sist 1-4 (-24, -83, -95, +82) och matchen blev därmed 8-12 till Hammarby. Matchens högsta slagning stod Katrin Fahlström för med 935 poäng efter två fina avslutande serier på 267 och 255.</text:p>
      <text:h text:style-name="P2" text:outline-level="6">A-Herrarna</text:h>
      <text:p text:style-name="P1">A-herrarna hade på lördagen två bortamatcher, den första spelades i Köping mot IKW Köping. Underlaget som bjöds var "Hjorten" som är en lång och svår profil där det gäller att hålla sig tight inne i mitten för att främst undvika svåra spärruppställningar. Den första serien var jämn på alla håll, där båda lagen fick två bord var. Tyvärr för oss så knep Köping totalen med 11 poäng till en 3-2:a (-29, -13, +29, +24). Andra serien såg ungefär likadan ut, fast tvärtom(2-3). Här var det vi som tog hem totalen med 7 poäng, mycket tack vare Marcus Billskärs 279-serie. Kvitterat till 5-5 efter två. Även den tredje serien var jämn på flera håll, dock hade Köping koll på totalen. Serien slutade till slut 3-2 till Köping, där Bajen tog ett bord med 5 och Köping ett med 2 poäng. 8-7 inför sista serien, som var mycket jämn halvvägs in, där vi hade häng på tre av borden. Mot slutet av serien var det dock hemmalaget som strikade bäst och kunde ta en 4-1:a. Matchen blev 12-8, Per Jansson var bäst i Bajen med 877 poäng. <text:line-break/>Nästa match var i Fagersta mot BK Triss. Profilen här var Beaten Path som här spelades bäst inne i mitten eller med en mer rund linje, där största problemet var att få med sig hörnkäglorna. Det var Triss som började bäst med en 4-1:a (+32, +118, +7, -40), där Hammarbyspelarna inte fick till strikarna ordentligt. Det blev dock bättre i andra serien, då vi fick till en serie på 1766, efter bland annat 288 av Patrik Hillborg. Serien blev 1-4 och kvittering till 5-5. Den tredje serien var länge jämn på en del bord, men nu var det Bajens tur att visa styrka i slutet på serien och kunde knipa ytterligare en 1-4:a (-41, -34, -55, +67). Så 6-9 inför avgörandet. Två av borden gick klart till Triss och ett till Bajen. Det var på bord 1 som matchen stod och vägde, inför sista rutan ledde vi med drygt 10 poäng. Triss knappade in med en dubbel på sin första gubbe så Albin behövde täcka sista rutan för att vinna. Det fixade han med en spärr, så matchen slutade till sist 9-11 till Hammarby. Även här var Per Jansson Bajen-bäst med 920 poäng.</text:p>
      <text:h text:style-name="P2" text:outline-level="6">Farmarlaget</text:h>
      <text:p text:style-name="P1">Första matchen av två i Norrköping var mot Origo. Underlaget i Eurobowl var Beaten Path, som bäst spelas ganska parallellt med banan. Första serien var ytterst jämn, dock kunde Bajen kriga till sig en 1-4-ledning efter -4, -59, +2, -2. I den andra serien vaknade Origo till liv, med 1623 vände man matchen med 5-0 till ställningen <text:soft-page-break/>6-4 i paus. Men Hammarby kämpade sig tillbaka och tog tillbaka ledningen, med en serie på 1656 tog man hem samtliga bord till 5-0. 6-9 inför sista. Sista serien blev jämn, där Origo tog ett bord med 13 och Bajen ett med 10. Med hjälp av ytterligare ett bord tog vi även hem totalen med 8 poäng, vilket gav 2-3 och vinst med 8-12 i matchen. Högst i Hammarby slog Altti Mattila med 886 poäng. <text:line-break/>Farmens andra match spelades mot Alltransports BK. I första serien var det ganska stora differenser på alla håll, men det var Hammarby som vann serien med 2-3(-54, -76, +35, +32). I den andra serien ökade Bajen tempot en del och snodde åt sig en 5-0:a. Dock var det jämnt på ett par bord, där vi fick med oss ett med 2 poäng och ett annat med 7. Nicklas Kihlberg stod här för en 259-serie. I tredje serien kunde Hammarby avgöra matchen med en 2-3:a efter +15, -47, -31, +38. Sista serien spelades av och blev även den 2-3, där Altti stod för en fin 276-serie. Slutresultatet blev då 6-14 till Bajen, högst även här var Altti Mattila med 925 poäng.</text:p>
      <text:h text:style-name="P2" text:outline-level="6">C-laget</text:h>
      <text:p text:style-name="P1">C-laget spelade mot AIK:s C-lag i Bowl-O-Rama på söndagen och det var jämnt igenom hela matchen. Första serien blev 3-2 där Bajen tog de två borden med 3 respektive 7 poäng. Andra serien blev 2-3 där AIK tog ett bord med 3 poäng. Även tredje serien slutade 2-3 till Hammarby där dock hemmalaget fick med sig ett bord med 5 poäng. Så det var jämna bord i alla de tre första serierna. Tyvärr för oss så lade AIK in en högre växel i sista serien, vilket ledde till en avslutande 4-1:a. Den mycket jämna matchen blev därmed 11-9, bäst i Hammarby blev Ingemar Brännmo med 872 poäng.</text:p>
      <text:p text:style-name="Horizontal_20_Line"/>
      <text:h text:style-name="P4" text:outline-level="5">Omgång 8</text:h>
      <text:h text:style-name="P2" text:outline-level="6">Damlaget</text:h>
      <text:p text:style-name="P1">Sista omgången för året och damerna spelade dubbelt borta mot Sundbyberg och Mistral. Första matchen var mot Sundbyberg där underlaget ofta är ganska knepigt eftersom banorna kan skifta från att svänga mycket till att, i nästa serie, vara mer flacka. Så i första serien var det lite gnetspel där täckta rutor avgjorde. Hammarby var de som gnetade bäst och tog en inledande 1-4:a (-16, +27, -6, -64). I andra serien hittade spelarna in lite bättre och det blev i första hand kamp om totalen, då lagen hade två bord var. Delvis tack vare Susannes 257-serie, kunde vi ro hem totalen med 17 poäng, vilket gav 2-3 och 3-7-ledning efter två. I tredje serien hade vi ett klart kommando över ett bord, vilket gjorde att totalen tidigt var säkrad. På de tre övriga borden var det dock riktigt jämnt, där vi till slut fick med oss två. Serien blev alltså 1-4 (+4, -127, -26, -3) och 4-11 inför sista. Sista serien rullades av och slutade i en klar 1-4:a till Bajen. Matchen blev alltså 5-15 till Hammarby, matchbäst var Susanne Olsson med 836 poäng, som i par med Caroline(834) tog 4 banpoäng. <text:line-break/>Nästa match på schemat spelades i Åkeshov mot BK Mistral, där banorna var något mer strikevänliga. Första serien slutade med en 2-3:a till Hammarby, där det jämnaste bordet tappades med 8 poäng. I andra serien drog vi ifrån ganska mycket på två bord, bland annat med hjälp av Linns 267-serie. De två sista borden blev 1-1, så serien slutade 1-4 till Bajen. 3.7 i halvtid. I tredje serien sedan gasade tjejerna på för fullt. Med 1652 så stängde man matchen med en 0-5:a (-24, -14, -57, -42). 3-12 stod det inför sista, som spelades av och slutade 2-2. Hammarby vann till slut med 5-14 och reste hem med 4 starka bortapoäng i bagaget. Matchbäst här var Linn Alerius på fina 939 poäng. Damerna har under hösten tagit 20 av 22 möjliga poäng och befinner sig i klar serieledning inför juluppehållet, just nu med 6 poäng ner till tvåan Bollnäs.</text:p>
      <text:h text:style-name="P2" text:outline-level="6">A-Herrarna</text:h>
      <text:p text:style-name="P1">Herrlaget spelade sin sista match innan juluppehållet hemma mot Sigma BK på lördagen. Första serien var mycket jämn, Sigma hade ett stabilt bord och Bajen hade två. Det sista bordet var jämnt in i slutrutorna, där Sigma drog det längsta strået och tog hem det med 11 poäng. Totalen var helt jämn hela vägen och eftersom <text:soft-page-break/>Sigma vann det jämna sista bordet, trodde alla att de hade tagit totalen. Men när resultatet kom upp på skärmen visade det sig att vi hade tagit totalen med 1 poäng. Lite flyt för oss där, men en psykologiskt viktig 3-2:a. I andra serien strikades det på bra, där Bajen hade bra kontroll på två bord och totalen. De två sista borden var tighta hela vägen, ena slutade med torsk med 8 och det andra gick till oss med 5 poäng. Så 4-1 i serien och 7-3 efter två. I tredje ökade Hammarby tempot rejält med en serie på 1784, bland annat efter Putte och Peppes serie på 504 poäng. Med bra spel på alla bord tog vi hem en klar 5-0:a (+41, +105, +75, +52). Matchen var då avgjord, vid ställningen 12-3. Sista serien rullades av och slutade 4-1 till Bajen. Matchen slutade 16-4 till Hammarby och bäst idag var Johan Brunsberg med 907 poäng. Herrlaget avslutade därmed hösten med två hemmasegrar, som gör att läget ser lite ljusare ut inför vårsäsongen.</text:p>
      <text:h text:style-name="P2" text:outline-level="6">Farmarlaget</text:h>
      <text:p text:style-name="P1">Farmen åkte på söndagen till Katrineholm för dubbelmatch. Första matchen spelades mot Katrineholms SK, där Bajen öppnade starkt. 1-4 i första, efter tre stabila bordssegrar. I andra serien hade Farmengrabbarna hittat in ordentligt och hemmalaget hängde inte med i tempot. Med 1686 slutade serien 0-5 till Bajen efter god kontroll på alla bord(-102, -23, -102, -36). I halvtid stod det alltså 1-9. Men vi slappnade inte av för det, i tredje serien ökade man till 1690. Dock stod Katrineholm emot bättre och serien blev 2-3 till Hammarby. Bland annat efter höga serier av Kalle(269) och Tommy(258). Matchen avgjord med 3-12. I sista serien blev det 3-2, här stod Nicklas(268) och Masken(246) för storspel, 514 tillsammans. Slutresultatet blev då 6-14, matchbäst var Tommy Blom med 900 poäng. Fin slagning av farmen som slutade på 6638 denna match. <text:line-break/>I nästa match ställdes farmen mot gruppledarna Vingåkers BK som har sett svårslagna ut i år. Första serien var jämn rakt igenom, tyvärr för vår del var hemmalaget starkare ända in i slutet och tog här en 4-1:a efter +31, +20, -29, +17. I andra serien var det en tuff kamp om totalen, medan borden blev 2-2. Här hade Vingåker marginalerna på sin sida och fick med sig totalen med 2 poäng. 3-2 i serien alltså och 7-3 efter två. I tredje serien tappade tyvärr Hammarby spelet en del, vilket Vingåker kunde utnyttja till en 4-1:a(+44, -19, +42, +22). Matchen var då avgjord med 11-4. I sista serien spurtade Bajen in 1717 och tog hem 1-4. Höga serier här av Kalle(275) och Ingemar(253). Slutresultatet blev här 12-8, bäst i Bajen var Karl-Johan Mattsson med 888 poäng.</text:p>
      <text:p text:style-name="Horizontal_20_Line"/>
      <text:h text:style-name="P4" text:outline-level="5">Omgång 7</text:h>
      <text:h text:style-name="P2" text:outline-level="6">Damlaget</text:h>
      <text:p text:style-name="P1">Sundbyberg var på besök i Brännkyrka när damerna spelade sin nionde match för säsongen. Matchen spelades idag på "Bajen 2", vilket gjorde att resultatnivån var något lägre än tidigare matcher. Hammarby hade god kontroll över två bord direkt i första serien och hade därmed även totalen. Sedan var det kamp om de två mittenborden, där Sumpan tog ett med 5 och Bajen tog ett med 5 poäng. 4-1 i första serien. I andra var det inget bord som var riktigt jämt, utan differenserna var ganska stora. Båda lagen hade två bord var, men delvis tack vare Linns 266-serie kunde Bajen ta hem totalen och vinna serien med 3-2. I tredje serien var det länge jämt på två av borden och i det här fallet var Hammarby-tjejerna starkare i slutet av serien och kunde ta hem båda poängen. Med hjälp av ytterligare ett bord tog vi hem 4-1, vilket stängde matchen då ställningen var 11-4 efter tre serier. I sista serien spurtade Bajen ordentligt med en serie på 1677, vilket gav avslutande 4-1. Hammarby vann matchen med 15-5 och matchbäst var Linn Alerius på 887 poäng.</text:p>
      <text:h text:style-name="P2" text:outline-level="6">A-Herrarna</text:h>
      <text:p text:style-name="P1">Herrlaget hade på lördagen hemmamatch mot BK Kaskad från Norrköping och det blev en rysare. I första serien var det Kaskad som fick igång spelet bäst, med 1736 så slutade serien 1-4. Det var dock jämt på flera <text:soft-page-break/>bord, men bortalaget var starkare i slutrutorna. I andra serien skönk resultatnivån en del, Bajen gjorde en serie på 1616 vilket var drygt 80 poäng bättre än Kaskad. Vi hade två klara bord och Kaskad hade ett, det var på det sista bordet som det var tight. I den här serien var det vår tur att visa styrka i slutet och tog hem bordet med 10. Kvitterat i matchen, 5-5 efter två. I tredje serien var det hård kamp om två bord och totalen. Ett av borden vann vi med 8 poäng medan det andra till slut förlorades med 15. Därmed gick även totalen till Kaskad med 26 poäng vilket gav 2-3 i serien och 7-8 inför sista. I sista serien sprakade det loss i en riktig strikefest, publiken tände till och det kokade verkligen i hallen. Kaskad hade kontroll över ett av borden, så Bajen var tvungna att ta resten för att vinna. På bord 2 så var det en riktig strikebatalj, där till slut Pelle(278) och Brunsberg(247) kunde vinna med 37 poäng (525-488). De två sista borden hade Bajen kontroll över genom hela serien, vilket gjorde att det blev en 4-1:a. Sista serien blev 1853-1748 och matchen slutade alltså 11-9 till Hammarby. Bäst i Hammarby idag var Per Jansson med 908 poäng.</text:p>
      <text:h text:style-name="P2" text:outline-level="6">Farmarlaget</text:h>
      <text:p text:style-name="P1">På lördagsförmiddagen spelade Farmarlaget hemma mot Team Telge. Bajen tog direkt kommandot över matchen med att ta hem en 4-1:a(+51, -19, +33, +11) i första serien efter jämt spel på alla bord. I andra serien blev det dock jämnare, där det var hårt om poängen på alla bord(-2, +14, -23, +12). Efter mycket om och men så slutade serien 3-2 till Hammarby, men här hade vi marginalerna på vår sida eftersom totalen vanns med 1 poäng. 7-3 i halvtid. I tredje serien var differenserna större på borden, och slutade med en stabil 3-2:a till Hammarby som nu hade 10-5 inför sista. I sista serien så höjde sig farmenspelarna ett snäpp till 1560 och kunde därmed spurta hem 5-0. Matchen blev 15-5 och bäst i matchen var Nicklas Kihlberg med 812 poäng. Farmen ligger just nu trea i tabellen, med mindre matcher spelade än lagen ovanför.</text:p>
      <text:h text:style-name="P2" text:outline-level="6">C-laget</text:h>
      <text:p text:style-name="P1">C-laget spelade sin sista match för hösten hemma mot Åkeshov B på söndagen. I första serien var det väldigt tight om totalen, där vi hade marginalerna med oss och fick med oss den med 2 poäng. Serien blev 3-2. I andra serien ökade Bajen tempot och tog hem en klar 4-1:a, bland annat med hjälp av Svennes 258-serie. 7-3 i halvtid. I tredje serien blev det något jämnare, men Hammarby var lite starkare mot slutet och tog hem 3-2. I sista kunde man sedan säkra segern med att ta hem två av borden till en 2-3:a. Matchen slutade därmed 12-8 till Bajen, matchbäst blev Andreas Ekhamre med 862 poäng.</text:p>
      <text:p text:style-name="Horizontal_20_Line"/>
      <text:h text:style-name="P4" text:outline-level="5">Omgång 6</text:h>
      <text:h text:style-name="P2" text:outline-level="6">Damlaget</text:h>
      <text:p text:style-name="P1">På lördagsmorgonen spelade damerna hemma mot BK Hellas och tjejerna var på bra spelhumör efter uppehållet. I första serien visade Bajen sin styrka genom att vinna alla bord till en 5-0:a. Bland annat genom en stark avslutning av Linn som satte 6 raka kryss för att vända sitt och Anettes bord till vinst med 13. På samma vis fortsatte det i andra serien, där vi hade övertaget på alla bord från start. Inget av borden hotades av Hellas, utan Bajen kunde även vinna den här serien med 5-0. Även här glänste Linn med sin 277-serie. I halvtid stod det alltså 10-0 till Hammarby. I den tredje serien spräcktes ändå nollan för Hellas, som fick med sig ett bord. Serien slutade dock 4-1 till Bajen. Anette Hallberg och Katrin tog sig över 250-strecket med 256 respektive 257. Segern var säkrad, sista serien rullades av och blev även den 4-1. Slutresultatet blev 18-2 till Hammarby. Den stora snackisen efteråt var Hammarbys otroligt jämna serieslagningar: 1602, 1603, 1606, 1602 (totalt 6413). Endast 4 poäng skiljer den bästa serien från den sämsta. Om man sedan tittar på de tre senaste hemmamatcherna så är även totalslagningarna väldigt jämna, 6402, 6398 och 6413. Vilket visar på mycket stabila hemmainsatser av damerna så här långt i år. Två spelare var över 900 i matchen, Caroline Innergård <text:soft-page-break/>med 904 och Katrin Fahlström slutade på 939, vilket hon blev matchbäst på.</text:p>
      <text:h text:style-name="P2" text:outline-level="6">A-Herrarna</text:h>
      <text:p text:style-name="P1">Efter damernas match var det A-herrarnas tur att möta BK Amiki i Brännkyrka. Första serien var jämn hela vägen, Bajen hade ett tag övertaget på tre av borden. Dock var Amiki starkare i slutet och kunde sno åt sig 1-4 (-39, -16, +46, -27). Den andra serien var ganska lik den första, där vi länge var bra med på tre bord men tappade till slut två av dessa. Amiki var snäppet bättre i de avgörande lägena vilket kostade oss ännu en 1-4:a. 2-8 efter två. Det var fortsatt mycket jämnt i den tredje serien. Tyvärr för vår del så hade Amiki ett stort övertag på ett av borden, vilket gav de kontroll över totalen. De andra borden var tighta in i slutrutorna där vi fick tyvärr bara fick med oss två. Tredje serien slutade 2-3 (+8, +9, -99, -18). Detta innebar 4-11 och redan klar förlust. I sista serien lossnade det till slut för Bajen, som snyggade till siffrorna till 9-11 efter en 5-0:a. Bäst i Bajen var Allan Sennevall med 885 poäng.</text:p>
      <text:h text:style-name="P2" text:outline-level="6">Farmarlaget</text:h>
      <text:p text:style-name="P1">Sist ut på lördagen var Farmarlaget, som spelade hallderby mot Älvsjö/Hook. På tre av borden var det stora differenser mellan lagen, det fjärde bordet var jämnt och gick till slut till Älvsjö med 7 poäng. Serien blev 2-3. I andra serien blev resultatet omvänt 3-2, efter -21, +109, +45, -10. 5-5 stod det efter två serier. Men efter halvtidsvilan slog Bajen till med en riktigt bra serie på 1690, bland annat genom Frank (255) och "Masken" (247). Den tempoökningen var inte Älvsjö med på, utan serien gick till Bajen med 5-0. Med 10-5 kunde vi sedan knyta ihop säcken i sista med en 4-1:a. Matchen vanns av Hammarby med 14-6, matchbäst var Frank Welander på 886 poäng. Noterbart var Nicklas och "Maskens" kämpainsats. Efter en tung förstaserie på 253, så följde de upp med fina serier på 452, 446 och 440.</text:p>
      <text:h text:style-name="P2" text:outline-level="6">C-laget</text:h>
      <text:p text:style-name="P1">C-laget spelade borta mot Amikis B-lag i Högdalen på söndagen. Bajen inledde starkt med en 2-3:a, där man vann ett av borden med 6 poäng. I den andra serien svarade Amiki med en 4-1:a. Tyvärr för vår del så tappades ett bord med 1 poäng. I tredje serien kom Bajen tillbaka starkt med 1637, Amiki kunde dock stå emot hyfsat så serien blev 2-3. 8-7 inför sista. Amiki spurtade ordentligt i sista serien med 1661, som Bajen inte kunde stå emot. Vi fick iallafall ett bord, där Masken gjorde 257. Serien blev alltså 4-1 och matchen slutade 12-8. Bäst i Hammarby var Ingemar Brännmo med 867 poäng.</text:p>
      <text:p text:style-name="Horizontal_20_Line"/>
      <text:h text:style-name="P4" text:outline-level="5">Omgång 5</text:h>
      <text:h text:style-name="P2" text:outline-level="6">Damlaget</text:h>
      <text:p text:style-name="P1">Damerna hade denna helg dubbel bortamatch i Avesta och Sandviken på lördagen. Första matchen spelades mot Team Vasa BC i Avesta och underlaget här var något som verkligen missgynnade Bajen-tjejerna. Från start var Team Vasa i förarsätet, där första serien blev 4-1. I andra serien stretade Bajen-tjejerna emot något och fick med sig två bord. Ställningen var då 7-3, men underlaget i Avesta var oförlåtande mot de gröna. Tredje serien var dock jämn, ändå fick hemmalaget med sig alla banpoäng(+10, +31, +16, +30). Så ställningen var nu ointagliga 12-3. Matchens sista serie rullades ändå av och blev 4-1. Matchen slutade därmed med hemmaseger 16-4, Bajens bästa spelare var Katrin Fahlström med 793 poäng. <text:line-break/>Nästa match spelades senare på eftermiddagen i Sandviken mot Sandvikens AIK. Även här var underlaget knepigt, vilket gjorde att resultatnivå inte var så hög, matchen blev däremot jämnare. I den första serien var det jämt på alla håll. Med siffrorna -46, +15, +13, -9, kunde Hammarby ändå plocka totalen med 27 poäng. Även i den andra serien lyckades Bajen ta totalen, med 19 poäng. Sandviken tog dock hem tre bord i serien vilket gav <text:soft-page-break/>3-2 och kvitterat till 5-5. I tredje serien var det lite större differenser på borden(+49, -32, -84, +44), där Linn och Katrins 457 bidrog till att totalen blev Bajens. 7-8 inför sista. Sista serien blev riktigt spännande, där alla bord var jämna in i det sista. Hammarby-tjejerna visade sig dock starka i de avgörande lägena, bland annat när Lovisa och Kicki vann sitt bord med 2 poäng. Resterande bord slutade alla med Bajen-vinst, med 28, 11 och 18 poäng. Sista serien blev alltså 0-5 och seger i matchen med 7-13. Matchbäst var Linn Alerius med 812 poäng. Resan slutade alltså med en vinst och en förlust, Hammarby leder tabellen med 3 poäng ner till tvåan.</text:p>
      <text:h text:style-name="P2" text:outline-level="6">A-Herrarna</text:h>
      <text:p text:style-name="P1">A-herrarnas förlustsvit bröts äntligen på lördagen, efter seger hemma mot BK Brio, från Nyköping. Bajen gjorde en fin förstaserie med 1674(+106, +73, -12, -40) vilket gav en 3-2-ledning, trots att totalen blev +125. I den andra serien vaknade Brio till liv och fick till en serie på 1763, mot Hammarbys mer blygsamma 1493. Det ledde till en 1-4:a, där Bäckström och Jimmy kunde vinna sitt bord med 1 poäng. I tredje serien svängde matchen till vår fördel, differensen på totalen var återigen stor(+129), mycket tack vare Brunsbergs 279-serie. Serien slutade 4-1 och ledning med 8-7. I sista serien var det två starka Hammarby-bord som avgjorde matchen. Med John och Peppe på 488 samt Pelle(289!) och Brunsberg, 493, hade vi de tre nödvändiga poäng som krävdes. Ytterligare ett bord tog vi hem, så matchen slutade 12-8. Matchbäst var Per Jansson på 898 poäng. Laget ligger trots segern sist i grupp C, med fyra poäng upp till kvalstrecket.</text:p>
      <text:h text:style-name="P2" text:outline-level="6">Farmarlaget</text:h>
      <text:p text:style-name="P1">Efter A-lagets match var det Farmens tur att möta Team Enköping BK i Brännkyrka. I första serien var det mycket hård kamp på tre av borden, med siffrorna -7, -2, +3, +98 slutade serien till slut 3-2 till Hammarby. Den andra serien slutade även den 3-2, det jämnaste bordet vann Kihlberg och Kalle med 12 poäng. I tredje serien blev det jämnare, där vi kunde ta två jämna bord med 16 och 22 poäng plus totalen med 16. En skön 4-1:a som innebar 10-5. Men matchen var inte över, länge in på sista serien såg det darrigt ut i Bajen. Till slut fick vi dock övertaget på tre av borden och kunde plocka hem serien med 4-1(-38, +31, +9, +16). Hammarby vann matchen med 14-6, högst i Farmen slog Tommy Blom med 844 poäng.</text:p>
      <text:h text:style-name="P2" text:outline-level="6">C-laget</text:h>
      <text:p text:style-name="P1">C-laget hade denna helg match mot Sigma BK C i Upplands Väsby på söndagen. Första serien blev ytterst jämn, där Sigma vann totalen med endast 1 poäng. Alla bord var jämna, med siffrorna +7, -6, -19, +19 slutade serien 3-2 till Sigma. Den andra serien innehöll två mycket jämna bord(-1 och -7). Här hade vi marginalerna vår sida, där vi till slut plockade hem alla fyra borden, till 0-5. I tredje serien, som slutade 2-3, blev differenserna lite större och Bajen kunde dra ifrån till 5-10. I sista tog Hammarby en kontrollerad 2-3:a. Matchen blev 7-13 och högst slog Sven Altenfors som prickade 800-stecket.</text:p>
      <text:p text:style-name="Horizontal_20_Line"/>
      <text:h text:style-name="P4" text:outline-level="5">Omgång 4</text:h>
      <text:h text:style-name="P2" text:outline-level="6">Damlaget</text:h>
      <text:p text:style-name="P1">Damlaget spelade sin match på lördagen mot Sollentuna på Brännkyrka. Efter fyra inledande segrar är självförtroendet högt hos tjejerna, som öppnade dagens match i rasande fart från start. Med den fina slagningen 1690 gav man Sollentuna ingen chans att hänga med, vilket gav en klar 5-0:a. I andra serien lugnade man ner sig något. Serien blev 3-2 efter att man tagit två bord med stora marginaler(-35, -44, +124, +102). Den tredje serien blev jämnare, men där Bajen var det starkare laget. Hammarby-tjejerna stängde här matchen med 4-1(-32, +21, +26, +19). Den sista serien rullades av, där Bajen tog serien med 3-2 och fastställde slutresultatet till 15-5. Susanne Olsson avslutade med en 267-serie, för att bli matchbäst på <text:soft-page-break/>fantastiska 951 poäng. Damerna är nu uppe i fem raka segrar!</text:p>
      <text:h text:style-name="P2" text:outline-level="6">A-Herrarna</text:h>
      <text:p text:style-name="P1">På lördagen åkte a-herrarna till Uppsala och Väsby för dubbelmatch. Första matchen spelades i Uppsala mot UBC 90. Profilen som låg var Beaten Path, som i Uppsala är ganska knepig. I första serien var UBC det bättre laget, vi hade svårt att hitta rätt medan hemmalaget spelade stabilt och kunde ta en 4-1:a. Den andra serien blev desto jämnare. Allan och Pelle med 491 bidrog till att totalen tidigt var säkrad. Tyvärr var vi snäppet efter på två bord (förlust med 10 och 11), där vi inte presterade tillräckligt i slutrutorna. Serien blev 3-2 till UBC. När banorna sedan började förändras i tredje, skönk resultatnivå en del. Som hemmalag var UBC bättre förberedda på detta, vilket gjorde att man stängde matchen med en 4-1:a. I sista sedan spelade Bajen upp sig något, då vi kunde jämna ut till slutresultatet 12-8. Bäst i matchen var Allan Sennevall med 897 poäng. <text:line-break/>Bilarna bar sedan av mot Väsby för match mot Sigma. Väsbys ligaprofil var rätt snäll, mycket sväng ut mot kanten och bra häng i mitten. Så i första serien var de gröna på bra spelhumör. Med 1780 tog fick vi med oss 1-4, efter höga serier på flera håll. Men i andra sedan så skönk resultaten kraftigt, banorna blev ganska snabbt nerspelade, vilket gjorde att marginalerna utåt minskade. Vi gjorde 1595 i andra, vilket ändå räckte till 2-3. Tyvärr hade vi dock marginalerna mot oss på två bord där vi förlorade med 3 respektive 7 poäng. Men med 3-7 hade vi greppet om matchen. I tredje serien var det hård kamp på flera bord, där vi länge hade övertaget. Men i slutet av serien hittade Sigma-spelarna strikarna när det behövdes och kunde ta 4-1, där totalen blev +4 till Sigma. Den sista serien var väldigt jämn hela vägen, Sigma hade två bord och vi två bord. Strikarna haglade nu och tyvärr för oss så var det Sigma som stirkade bäst. Sigma tog serien med 4-1 (1861-1820), där ett bord slutade 520-500. Matchen slutade 11-9 till Sigma, bäst i matchen var Andreas Ekhamre med fina 951. Två mycket tunga förluster där vi inte har marginalerna med oss mot slutet av serierna, det är något vi behöver vända på. Kämpa Hammarby!</text:p>
      <text:h text:style-name="P2" text:outline-level="6">Farmarlaget</text:h>
      <text:p text:style-name="P1">På lördagsmorgonen spelades en historisk match i Brännkyrka, när "syskonderbyt" mellan Hammarby F och Bajen Fans avgjordes. Det var första gången Hammarby och Bajen Fans möts i seriespelet. Det var Hammarby som hade vaknat på rätt sida idag och började bäst i första serien med en 4-1:a. I andra serien lade Hammarby in högsta växeln, med 1667 kunde inte Bajen Fans hänga på. Serien blev 5-0, så 9-1 i halvtid. I tredje serien spelade Bajen Fans upp sig och matchen jämnade till sig. Men de gröna höll emot och med god kämpaanda tog man serien med 4-1(+4, +47, -51, +26). Matchen var därmed avgjord och sista serien blev 2-3 till Bajen Fans, efter en spurt på 1656. Slutresultatet blev 15-5, matchbäst var Albin Hellström på 903 poäng.</text:p>
      <text:h text:style-name="P2" text:outline-level="6">C-laget</text:h>
      <text:p text:style-name="P1">C-laget hade sent på lördagseftermiddagen hemmamatch mot Högdalens B-lag. Första serien blev 2-3 till Högdalen, där differenserna var ganska stora(+23, -33, +62, -116). Även i andra blev differenserna på borden stora, men här blev det kamp om totalen som Högdalen till slut vann med 16 poäng. I tredje serien gjorde Bajen ett ryck med 1653, det räckte till en 3-2:a och reducering till 7-8. I sista serien var det återigen kamp om totalen och även här drog Högdalen det längsta strået. Serien blev 2-3, matchen slutade då 9-11 till Högdalen, bäst i matchen var Stuart West på 931 poäng.</text:p>
      <text:p text:style-name="Horizontal_20_Line"/>
      <text:h text:style-name="P4" text:outline-level="5">Omgång 3</text:h>
      <text:h text:style-name="P2" text:outline-level="6">Damlaget</text:h>
      <text:p text:style-name="P1">Hammarby-tjejerna fortsätter att gå som tåget i Norra Allsvenskan, efter en klar seger hemma mot BK Mistral. <text:soft-page-break/>Matchen spelades hemma i Brännkyrka, på profilen Stone Street, som ska vara ganska snäll. I första serien var det jämnt på tre av borden, medan på ett bord hade Hammarby övertaget, vilket gjorde att totalen aldrig var hotad. På de andra borden tog Bajen ett bord med 17 och ett annat med 11, medan Mistral tog det sista med 8 poäng. 4-1 i första. Den andra serien slutade även den 4-1, efter siffrorna -10, +48, +4, +25. Det tredje bordet vändes i sistarutan, där Susanne satte en trippel för att vinna med 4 poäng. Den tredje serien hade Hammarby kontroll över, med en slagning på 1645 så stängde man matchen med ännu en 4-1-seger (+74, -26, +33, +24). Spelet avtog något i slutserien, som slutade 3-2 till Bajen, vilket gav slutresultatet 15-5. Trots sistaserien så tog sig tjejerna över 64-strecket med 6402. Matchbäst var Susanne Olsson med 891 poäng. Damerna har nu fyra raka segrar och toppar sin allsvenska serie.</text:p>
      <text:h text:style-name="P2" text:outline-level="6">A-Herrarna</text:h>
      <text:p text:style-name="P1">För herrarna fortsatte säsongen med ännu en tung hemmaförlust. Strax efter damernas match var det herrarnas tur att möta Motala-laget Team Baltzar i Brännkyrka. Denna match låg profilen "Bajen2", där spellinjen varierar mycket bland spelarna. Spelet började trevande i första serien, en del hade lite problem att hitta en bekväm spellinje. Serien blev 2-3, där inget av borden var riktigt jämna(-54, -37, +44, +23). I andra serien fortsatte Baltzar att ha övertaget, då man tidigt tog kommandot över två bord, medan ett bord var Hammarbys. Det sista bordet var jämnt hela vägen in och blev oavgjort, vilket gav 3-6 i halvtid. I tredje serien vaknade dock Bajen till liv, genom Jimmy och Peter (481) tog vi taget om totalen. Bord 2 var Baltzars, men de två sista var riktigt tighta. Bord 3 tog vi hem med 11 efter en slutforsering av Ekhamre. Bord 1 tappade vi tyvärr med en ynka poäng, vilket gav 6-8 inför sista. Länge in på serien hade vi 4-1 på tavlan, dock var det hårt om ett bord. Där drog till slut Baltzar det längsta strået och matchen slutade därmed 9-10. Matchbäst blev Allan Sennevall med 898 poäng.</text:p>
      <text:h text:style-name="P2" text:outline-level="6">Farmarlaget</text:h>
      <text:p text:style-name="P1">Farmen åkte på turné på lördagen, första matchen spelades i Flen mot BK Taggen. Hammarby började första serien starkt där man tog en 1-4-seger efter bland annat 259 av Altti. I den andra serien var det omvänt, där Bajen tappade spelet helt och Taggen kunde kontra med 5-0. Men det här var en riktigt svängig match. I tredje serien kom vi tillbaka och tog en 1-4:a (+16, -65, -52, -9). 7-8 efter tre serier. Men i sista serien blev det tyvärr ännu ett tapp, där vi endast kunde vinna ett av borden. Matchen blev 11-9 till Taggen, bäst i Hammarby var Altti Mattila med 735 poäng. <text:line-break/>I nästa match ställdes man mot BK Brios farmarlag i Nyköping. Spelet inleddes lite tveksamt av de gröna. Efter två spelade serier ledde Brio med 7-3(3-2, 4-1). Men i andra halvan av matchen lade Bajen in en högre växel. Mellan andra och tredje serien ökade man med över 200 poäng, vilket gav en 2-3:a och lite vind i seglen inför sista. I sista gjorde man också stark en spurt på 1659, men som tyvärr bara räckte till 2-3. Även den här matchen blev förlust med 11-9, matchbäst var Ingemar Brännmo med 833 poäng.</text:p>
      <text:h text:style-name="P2" text:outline-level="6">C-laget</text:h>
      <text:p text:style-name="P1">Helgen avslutades med att C-laget mötte MP hemma på söndagen. MP var det bättre laget under de två första serierna och ledde med 3-7. Men efter halvtidsvilan så spelade Bajen upp sig, i tredje lyckades man ta en 4-1:a, bland annat efter att Jocke och Janne vunnit sitt bord med en poäng. I sista serien hade MP full kontroll över ett bord och totalen. Men Hammarby tog tog hem de tre andra borden, vilket räckte till ett oavgjort resultat, 10-10. Högst i matchen slog Bob Pauly, 798 poäng.</text:p>
      <text:p text:style-name="Horizontal_20_Line"/>
      <text:h text:style-name="P4" text:outline-level="5"><text:soft-page-break/>Omgång 2</text:h>
      <text:h text:style-name="P2" text:outline-level="6">Damlaget</text:h>
      <text:p text:style-name="P1">Damerna hade dubbelmatch borta på lördagen och började i Eskilstuna med att möta Biet/Finesse 95. Banorna var oljade med Vargen, en av de svåra elitserie-profilerna. De två första serierna slutade båda 1-4 till Hammarby, där vi var det klart bättre laget. Underlaget blev mer och mer nerspelat ju längre matchen led, vilket ställde till med en del problem för tjejerna. Det var i tredje serien som matchen började hetta till. Biet/Finesse vann tre av borden, ett bord med 1 poäng, ett annat med 7 poäng och det tredje tog Biet hem med 30 poäng. Men det sista bordet tog Bajen med 39, vilken innebar att man även tog totalen med 1 poäng. Det stod nu 5-10. I sista serien kunde man säkra segern med att kontrollerat ta en 2-3:a. Matchen slutade 7-13 till Hammarby och matchbäst blev Linn Alerius med 803 poäng. <text:line-break/>Den andra matchen för damerna spelades i Sala mot BK Agda. Banorna i Sala bjöd på i princip likadant spel som i Eskilstuna. Vargen även här, som allt eftersom blev mer och mer nerspelat, vilket gör det svårt att hitta någon effektiv strikelinje. Första serien blev ganska jämn (2-3), bland annat tog Bajen ett bord med 3 poäng. I andra serien blev differenserna ganska stora (-20, -49, +100, +35), vilket gav 3-2 till Agda. I tredje serien tog Bajen full pott med 0-5, där man lyckades knipa två jämna bord, bägge med 6 poäng. 5-10 inför sista, som inledde svajigt för Hammarby, då banorna blev allt mer svårspelade. Efter halva serien var det jämnt på alla bord utom ett där Agda hade kommandot. I slutet av serien lyckades Katrin och Mia ta kontroll över sitt bord, vilket gav trygghet mot slutet där vi kunde sno åt oss ett bord till. Matchen blev alltså 8-12 till Bajen och 4 sköna poäng denna bortasväng. Matchbäst blev Katrin Fahlström med 750 poäng.</text:p>
      <text:h text:style-name="P2" text:outline-level="6">A-Herrarna</text:h>
      <text:p text:style-name="P1">Säsongens hemmapremiär för A-herrarna spelades mot Bålsta på lördagen. Matchen spelades på den mycket tuffa profilen Renen, där det är snabbt på kanten och samtidigt svängigt i mitten. Det gjorde att det blev ganska "grisigt" spel och låga siffror, men matchen blev väldigt jämn. Det var Bålsta som började bäst med att ta en 2-3:a i första serien, där för mycket tomma rutor kostade för många poäng. I den andra serien blev det jämnare, båda lagen hade ett säkert bord, medan två bord och totalen var tighta. Bålsta lyckades ta det ena bordet med 19 poäng, vi tog det andra med 18 och totalen gick till Bålsta med 6 poäng. 4-6 i halvtid. I tredje serien spelade båda lagen upp sig något och även den här serien blev mycket jämn. Här hade Bålsta marginalerna på sin sida, när de vann ett bord med 1 ynka poäng, samtidigt som de tog totalen med 10 poäng. Tungt läge för Bajen, 6-9 och spelet ville inte stämma för oss. I sista serien blev det ändå lite glöd i laget, i mitten på serien hade vi tre av borden och totalen. Vi hade häng på oavgjort, men Bålsta lyckades vända ett av borden och hade än en gång marginalerna med sig. De tog även det bordet med 1 poäng och vann därmed matchen med 9-11. Högst i Bajen hade Per Jansson med 792 poäng.</text:p>
      <text:h text:style-name="P2" text:outline-level="6">Farmarlaget</text:h>
      <text:p text:style-name="P1">Farmen spelade senare på lördagen hemma mot BS 23/FP. Spelet började trevande för Hammarby, som åkte på 1-4 i första serien. I den andra serien sedan kom farmenspelarna äntligen igång, flera började få ihop strikeföljder vilket gav en 3-2:a och lite tändning i laget. I tredje serien höll man samma nivå, medan bortalaget tappade, seriesiffrorna blev +109, -9, +12, +28. Detta gav 4-1 och ledning med 8-7 inför sista. I sista serien kunde man ta en klar 4-1:a, där totalen slutade på hela +261. Fin avslutning av Altti, 275 och Albin, 254. Matchen vann Hammarby med 12-8, matchbäst var Altti Mattila med 920 poäng.</text:p>
      <text:h text:style-name="P2" text:outline-level="6">C-laget</text:h>
      <text:p text:style-name="P1">C-laget hade bortamatch i Sollentuna mot Tureberg B på söndagen. I den första serien var differenserna på borden ganska stora(+49, -78, +46, -52) medan totalen var jämn hela vägen. 2-3-ledning efter första. I andra <text:soft-page-break/>spelade Turebergarna bättre och kunde ta en 4-1:a. Men Hammarbyarna kämpade på i tredje, där man reducerade till 8-7 efter en 2-3:a. I sista serien lade dock Tureberg in spurten, som vi inte kunde stå emot. Serien blev 4-1, vilket gav slutresultatet 12-8. Bajenbäst var Altti Mattila med 780 poäng.</text:p>
      <text:p text:style-name="Horizontal_20_Line"/>
      <text:h text:style-name="P4" text:outline-level="5">Omgång 1</text:h>
      <text:h text:style-name="P2" text:outline-level="6">Damlaget</text:h>
      <text:p text:style-name="P1">Säsongens första seriematch för Hammarbys damer spelades hemma mot BwK Ankaret. Matchen präglades mycket av den tuffa oljeprofil som man hade valt att spela på. Lodjuret(även kallad Odjuret), på Brännkyrka bjuder inte på några möjligheter till misstag. Spelar man för långt ut så kanar bara klotet och missar man inåt så träffar man ofta mitt på ettan. På grund av detta blev resultatnivån ganska låg. Det var Hammarby som stod emot "Odjuret" bäst, man tog hem de två första serierna med 3-2 med ganska klara siffror. Det var i tredje serien som det blev riktigt jämnt (2-2). Ett bord slutade oavgjort och Bajen lyckades ta två jämna bord med 13 respektive 5 poäng. I sista serien spelade Hammarby upp sig och kunde kontrollerat vinna med 4-1. Matchen slutade 12-7 till Bajen, matchbäst blev Susanne Olsson på 736 poäng.</text:p>
      <text:h text:style-name="P2" text:outline-level="6">A-Herrarna</text:h>
      <text:p text:style-name="P1">A-herrarna startade säsongen med en lång bilresa till Värmland, första matchen spelades i Säffle mot BK Tegnér. Underlaget som bjöds var en mycket snabb långolja(Route 66, 43ft), många hade svårt att få något fäste i banan vilket gjorde att spärrarna blev högsta fokus. Hammarby inledde mycket bra med en serie på 1628 och ledning 1-4, Tegnér såg lite darrigt ut. I andra serien var det omvänt, Tegnér tog sig in i matchen och kvitterade till 5-5. Vi hade svårt med förändringarna i banan, eftersom det var så snabbt så var det svårt att förflytta sig när banan blev uppspelad. Tredje serien blev jämn (3-2), vi tog ett av borden med 6 poäng men förlorade totalen med 20. Sista serien var också jämn, efter halva serien hade var det i princip lika på tre bord, men Tegnér hittade strikarna när det behövdes så de vann serien med 4-1. Matchen blev 12-8 till Tegnér, mycket tack vare överlägsne Joakim Nordén med 1002 poäng. Näst bäste man i matchen var Hammarbys Peter Sainio på 805. <text:line-break/>Nästa match var i Karlstad mot fjolårets elitserielag Wåxnäs BC. Underlaget var Lodjuret efter en annan match tidigare, så det var ganska uppspelat och en hel del sväng i banan. Det gjorde det mer strikevänligt än i Säffle, men problemet låg i att inte få för tidig sväng, då blev det ofta hål. Första serien blev en 2-3:a till oss efter bland annat 279 av Pelle Jansson. I andra serien såg det länge ut att bli en 3-2:a tillbaka, men ett av de jämna borden lyckades vända ett 20-poängs underläge i slutrutan, samtidigt som vi tog totalen med 15. En skön 1-4:a och 3-7 efter två. I tredje vaknade Wåxnäs till och gjorde en serie på 1678, endast ett Bajen-bord kunde stå emot, så serien blev 4-1 och stor spänning inför sista (7-8). Ett av våra bord tog tidigt ett klart kommando över sin serie, vilket också gav oss ett grepp över totalen. Vi hade ett till bord, de andra två hade Wåxnäs. Så blev ställningen serien ut, segern spikades när Allan Sennevall kryssade ut för 256. Hammarby vann matchen med 9-11, bäst i Bajen blev Pelle Jansson, 842 poäng.</text:p>
      <text:h text:style-name="P2" text:outline-level="6">Farmarlaget</text:h>
      <text:p text:style-name="P1">Farmen inledde säsongen med att möta BK Ön på hemmaplan. Matchen började trevande för Hammarby med underläge 1-4, där ett av borden förlorades med endast 5 poäng. I den andra serien vände det och vårt spel kom igång lite mer, samtidigt som Ön tappade sitt. Serien blev 5-0 och matchen hade vänt till 6-4. Tredje serien blev jämn, den slutade 1-4 till Ön, men ett bord vanns med 8 poäng och totalen med 20. I sista serien var Ön det bättre laget och vann den ganska klart med 1-4. Matchen blev 8-12 till Ön, Frank Welander slog högst i Bajen med 802 poäng.</text:p>
      <text:h text:style-name="P2" text:outline-level="6"><text:soft-page-break/>C-laget</text:h>
      <text:p text:style-name="P1">Sist ut i helgen var C-laget, som mötte Vendelsö C hemma på söndagen. Hammarby inledde starkt med en 5-0-seger i första serien. Den andra serien blev jämnare, då Vendelsö tog en 2-3:a och jämnade ut matchen till 7-3. I tredje serien hade Bajen bra kontroll. Ett av borden slutade oavgjort, vilket gav resultatet 3-1 och vi hade ointagliga 10-4. Sista serien blev 3-2 så matchen slutade 13-6. Matchbäst blev Peter Sainio med utmärkta 984, även Fredrik Bäckström tog sig över 900 med 920 poä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Mangal"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trik Hillborg</meta:initial-creator>
    <meta:creation-date>2014-07-30T10:43:11.92</meta:creation-date>
    <meta:document-statistic meta:table-count="0" meta:image-count="0" meta:object-count="0" meta:page-count="24" meta:paragraph-count="162" meta:word-count="15942" meta:character-count="90865"/>
    <dc:date>2014-07-30T10:45:07.09</dc:date>
    <dc:creator>Patrik Hillborg</dc:creator>
    <meta:editing-duration>PT2M</meta:editing-duration>
    <meta:editing-cycles>1</meta:editing-cycles>
    <meta:generator>OpenOffice/4.1.0$Win32 OpenOffice.org_project/410m18$Build-9764</meta:generator>
  </office:meta>
</office:document-meta>
</file>